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P2" style:family="paragraph" style:parent-style-name="Footer">
      <style:text-properties fo:font-size="10pt" officeooo:rsid="00be33e9" officeooo:paragraph-rsid="00be33e9" style:font-size-asian="8.75pt" style:font-size-complex="10pt"/>
    </style:style>
    <style:style style:name="P3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officeooo:paragraph-rsid="0040f173"/>
    </style:style>
    <style:style style:name="P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P5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89485" style:font-name-asian="Noto Sans Mono CJK SC" style:font-size-asian="10pt" style:font-name-complex="Liberation Mono" style:font-size-complex="10pt"/>
    </style:style>
    <style:style style:name="P6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89485" officeooo:paragraph-rsid="003ed390" style:font-name-asian="Noto Sans Mono CJK SC" style:font-size-asian="10pt" style:font-name-complex="Liberation Mono" style:font-size-complex="10pt"/>
    </style:style>
    <style:style style:name="P7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ed390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682d08" style:font-name-asian="Noto Sans Mono CJK SC" style:font-size-asian="10pt" style:font-name-complex="Liberation Mono" style:font-size-complex="10pt"/>
    </style:style>
    <style:style style:name="P10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b2bfc" officeooo:paragraph-rsid="00389485" style:font-name-asian="Noto Sans Mono CJK SC" style:font-size-asian="10pt" style:font-name-complex="Liberation Mono" style:font-size-complex="10pt"/>
    </style:style>
    <style:style style:name="P11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3f01f2" officeooo:paragraph-rsid="00682d08" style:font-name-asian="Noto Sans Mono CJK SC" style:font-size-asian="10pt" style:font-name-complex="Liberation Mono" style:font-size-complex="10pt"/>
    </style:style>
    <style:style style:name="P12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650bc3" officeooo:paragraph-rsid="003f01f2" style:font-name-asian="Noto Sans Mono CJK SC" style:font-size-asian="10pt" style:font-name-complex="Liberation Mono" style:font-size-complex="10pt"/>
    </style:style>
    <style:style style:name="P13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40f173" officeooo:paragraph-rsid="0040f173" style:font-name-asian="Noto Sans Mono CJK SC" style:font-size-asian="10pt" style:font-name-complex="Liberation Mono" style:font-size-complex="10pt"/>
    </style:style>
    <style:style style:name="P14" style:family="paragraph" style:parent-style-name="Preformatted_20_Text">
      <style:text-properties fo:font-variant="normal" fo:text-transform="none" fo:color="#000000" style:font-name="Liberation Mono" fo:font-size="9.75pt" fo:letter-spacing="normal" fo:font-style="normal" fo:font-weight="normal" officeooo:rsid="0075f892" officeooo:paragraph-rsid="0075f892" style:font-name-asian="Noto Sans Mono CJK SC" style:font-size-asian="10pt" style:font-weight-asian="bold" style:font-name-complex="Liberation Mono" style:font-size-complex="10pt" style:font-weight-complex="bold"/>
    </style:style>
    <style:style style:name="P15" style:family="paragraph" style:parent-style-name="Preformatted_20_Text">
      <style:text-properties fo:font-variant="normal" fo:text-transform="none" fo:color="#000000" style:font-name="Liberation Mono" fo:font-size="10pt" fo:letter-spacing="normal" fo:font-style="normal" fo:font-weight="normal" officeooo:rsid="00191b00" officeooo:paragraph-rsid="00389485" style:font-name-asian="Noto Sans Mono CJK SC" style:font-size-asian="10pt" style:font-name-complex="Liberation Mono" style:font-size-complex="10pt"/>
    </style:style>
    <style:style style:name="P16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58d88" style:font-name-asian="Noto Sans Mono CJK SC" style:font-size-asian="10pt" style:font-weight-asian="bold" style:font-name-complex="Liberation Mono" style:font-size-complex="1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19" style:family="paragraph" style:parent-style-name="Preformatted_20_Text">
      <style:text-properties fo:font-variant="normal" fo:text-transform="none" style:use-window-font-color="true" style:font-name="Liberation Mono" fo:font-size="10pt" fo:letter-spacing="normal" fo:font-style="normal" fo:font-weight="bold" officeooo:rsid="00158d88" style:font-name-asian="Noto Sans Mono CJK SC" style:font-size-asian="10pt" style:font-weight-asian="bold" style:font-name-complex="Liberation Mono" style:font-size-complex="10pt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bold" officeooo:rsid="00158d88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Liberation Mono" fo:font-size="10pt" fo:letter-spacing="normal" fo:font-style="normal" fo:font-weight="normal" officeooo:rsid="00158d88" officeooo:paragraph-rsid="00158d88" style:font-name-asian="Noto Sans Mono CJK SC" style:font-size-asian="10pt" style:font-weight-asian="normal" style:font-name-complex="Liberation Mono" style:font-size-complex="10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officeooo:rsid="00132a4a" officeooo:paragraph-rsid="00132a4a"/>
    </style:style>
    <style:style style:name="P23" style:family="paragraph" style:parent-style-name="Preformatted_20_Text">
      <style:paragraph-properties fo:text-align="start" style:justify-single-word="false"/>
      <style:text-properties officeooo:paragraph-rsid="00132a4a"/>
    </style:style>
    <style:style style:name="P24" style:family="paragraph" style:parent-style-name="Preformatted_20_Text">
      <style:paragraph-properties fo:text-align="start" style:justify-single-word="false"/>
      <style:text-properties officeooo:paragraph-rsid="003f01f2"/>
    </style:style>
    <style:style style:name="P25" style:family="paragraph" style:parent-style-name="Preformatted_20_Text">
      <style:text-properties style:font-name="Liberation Mono" fo:font-size="10pt" officeooo:rsid="002eac81" officeooo:paragraph-rsid="00189a9b" style:font-name-asian="Noto Sans Mono CJK SC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132a4a" officeooo:paragraph-rsid="00132a4a" style:font-name-asian="Noto Sans Mono CJK SC" style:font-size-asian="10pt" style:font-weight-asian="bold" style:font-name-complex="Liberation Mono" style:font-size-complex="10pt" style:font-weight-complex="bold"/>
    </style:style>
    <style:style style:name="P27" style:family="paragraph" style:parent-style-name="Preformatted_20_Text">
      <style:text-properties officeooo:paragraph-rsid="00189a9b"/>
    </style:style>
    <style:style style:name="P28" style:family="paragraph" style:parent-style-name="Preformatted_20_Text">
      <style:text-properties officeooo:paragraph-rsid="00389485"/>
    </style:style>
    <style:style style:name="P29" style:family="paragraph" style:parent-style-name="Preformatted_20_Text">
      <style:text-properties officeooo:paragraph-rsid="003f01f2"/>
    </style:style>
    <style:style style:name="P30" style:family="paragraph" style:parent-style-name="Preformatted_20_Text">
      <style:text-properties officeooo:paragraph-rsid="00682d08"/>
    </style:style>
    <style:style style:name="P31" style:family="paragraph" style:parent-style-name="Preformatted_20_Text">
      <style:text-properties officeooo:paragraph-rsid="006b3785"/>
    </style:style>
    <style:style style:name="P32" style:family="paragraph" style:parent-style-name="Preformatted_20_Text">
      <style:text-properties officeooo:paragraph-rsid="008af3fa"/>
    </style:style>
    <style:style style:name="P33" style:family="paragraph" style:parent-style-name="Preformatted_20_Text">
      <style:text-properties officeooo:paragraph-rsid="009e3fea"/>
    </style:style>
    <style:style style:name="P34" style:family="paragraph" style:parent-style-name="Preformatted_20_Text">
      <style:text-properties officeooo:paragraph-rsid="009f1aa8"/>
    </style:style>
    <style:style style:name="P35" style:family="paragraph" style:parent-style-name="Preformatted_20_Text">
      <style:text-properties officeooo:paragraph-rsid="00a044fb"/>
    </style:style>
    <style:style style:name="P36" style:family="paragraph" style:parent-style-name="Preformatted_20_Text">
      <style:text-properties officeooo:paragraph-rsid="00aa6be7"/>
    </style:style>
    <style:style style:name="P37" style:family="paragraph" style:parent-style-name="Preformatted_20_Text">
      <style:text-properties officeooo:paragraph-rsid="00ab8364"/>
    </style:style>
    <style:style style:name="P38" style:family="paragraph" style:parent-style-name="Preformatted_20_Text">
      <style:text-properties officeooo:paragraph-rsid="00ad7e63"/>
    </style:style>
    <style:style style:name="P39" style:family="paragraph" style:parent-style-name="Preformatted_20_Text">
      <style:text-properties officeooo:paragraph-rsid="00af0b35"/>
    </style:style>
    <style:style style:name="P40" style:family="paragraph" style:parent-style-name="Preformatted_20_Text">
      <style:text-properties officeooo:paragraph-rsid="00158d88"/>
    </style:style>
    <style:style style:name="P41" style:family="paragraph" style:parent-style-name="Standard">
      <style:text-properties officeooo:paragraph-rsid="0075f892"/>
    </style:style>
    <style:style style:name="P42" style:family="paragraph" style:parent-style-name="Standard">
      <style:text-properties officeooo:paragraph-rsid="00772818"/>
    </style:style>
    <style:style style:name="P43" style:family="paragraph" style:parent-style-name="Standard">
      <style:text-properties officeooo:rsid="007b05f6" officeooo:paragraph-rsid="007b05f6"/>
    </style:style>
    <style:style style:name="P44" style:family="paragraph" style:parent-style-name="Standard">
      <style:text-properties officeooo:paragraph-rsid="007b05f6"/>
    </style:style>
    <style:style style:name="P45" style:family="paragraph" style:parent-style-name="Standard">
      <style:text-properties officeooo:paragraph-rsid="007b0a52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officeooo:paragraph-rsid="0075f892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772818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8b6a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d2ac76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0" style:family="paragraph" style:parent-style-name="Standard">
      <style:text-properties officeooo:paragraph-rsid="008af3fa"/>
    </style:style>
    <style:style style:name="P51" style:family="paragraph" style:parent-style-name="Standard">
      <style:text-properties officeooo:paragraph-rsid="009e3fea"/>
    </style:style>
    <style:style style:name="P52" style:family="paragraph" style:parent-style-name="Standard">
      <style:text-properties officeooo:paragraph-rsid="009f1aa8"/>
    </style:style>
    <style:style style:name="P53" style:family="paragraph" style:parent-style-name="Standard">
      <style:text-properties officeooo:paragraph-rsid="00a044fb"/>
    </style:style>
    <style:style style:name="P54" style:family="paragraph" style:parent-style-name="Standard">
      <style:paragraph-properties>
        <style:tab-stops>
          <style:tab-stop style:position="5.447cm"/>
        </style:tab-stops>
      </style:paragraph-properties>
      <style:text-properties officeooo:paragraph-rsid="00aa6be7"/>
    </style:style>
    <style:style style:name="P55" style:family="paragraph" style:parent-style-name="Standard">
      <style:paragraph-properties>
        <style:tab-stops>
          <style:tab-stop style:position="5.447cm"/>
        </style:tab-stops>
      </style:paragraph-properties>
      <style:text-properties officeooo:paragraph-rsid="00ab8364"/>
    </style:style>
    <style:style style:name="P56" style:family="paragraph" style:parent-style-name="Standard">
      <style:paragraph-properties>
        <style:tab-stops>
          <style:tab-stop style:position="5.447cm"/>
        </style:tab-stops>
      </style:paragraph-properties>
      <style:text-properties officeooo:paragraph-rsid="00ad7e63"/>
    </style:style>
    <style:style style:name="P57" style:family="paragraph" style:parent-style-name="Standard">
      <style:text-properties officeooo:paragraph-rsid="00b9872a"/>
    </style:style>
    <style:style style:name="P58" style:family="paragraph" style:parent-style-name="Standard">
      <style:text-properties officeooo:paragraph-rsid="00af0b35"/>
    </style:style>
    <style:style style:name="P59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paragraph-rsid="0075f892" style:text-blinking="false" fo:background-color="transparent"/>
    </style:style>
    <style:style style:name="P60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89382c" officeooo:paragraph-rsid="0089382c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62" style:family="paragraph" style:parent-style-name="Text_20_body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officeooo:paragraph-rsid="007c8c7a" style:text-blinking="false" fo:background-color="transparent" style:font-name-asian="Noto Sans CJK SC" style:font-size-asian="14pt" style:font-weight-asian="bold" style:font-name-complex="Lohit Devanagari" style:font-size-complex="14pt" style:font-weight-complex="bold"/>
    </style:style>
    <style:style style:name="P63" style:family="paragraph" style:parent-style-name="Text_20_body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officeooo:paragraph-rsid="0089382c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4" style:family="paragraph" style:parent-style-name="Text_20_body">
      <style:text-properties style:font-name="Liberation Mono" fo:font-size="9pt" fo:font-weight="normal" officeooo:rsid="00bd2bcb" officeooo:paragraph-rsid="00bd2bcb" style:font-size-asian="7.84999990463257pt" style:font-weight-asian="normal" style:font-size-complex="9pt" style:font-weight-complex="normal"/>
    </style:style>
    <style:style style:name="P65" style:family="paragraph" style:parent-style-name="Text_20_body">
      <style:text-properties style:font-name="Liberation Mono" fo:font-size="9pt" fo:font-weight="normal" officeooo:rsid="00bd2bcb" officeooo:paragraph-rsid="00bd2bcb" style:font-name-asian="Noto Sans CJK SC" style:font-size-asian="7.84999990463257pt" style:font-weight-asian="normal" style:font-name-complex="Lohit Devanagari" style:font-size-complex="9pt" style:font-weight-complex="normal"/>
    </style:style>
    <style:style style:name="P66" style:family="paragraph" style:parent-style-name="Text_20_body">
      <style:text-properties style:font-name="Liberation Mono" fo:font-size="9pt" fo:font-weight="bold" style:font-name-asian="Noto Sans CJK SC" style:font-size-asian="7.84999990463257pt" style:font-weight-asian="bold" style:font-name-complex="Lohit Devanagari" style:font-size-complex="9pt" style:font-weight-complex="bold"/>
    </style:style>
    <style:style style:name="P67" style:family="paragraph" style:parent-style-name="Text_20_body">
      <style:paragraph-properties fo:margin-top="0cm" fo:margin-bottom="0cm" loext:contextual-spacing="false" fo:line-height="138%" style:writing-mode="lr-tb"/>
    </style:style>
    <style:style style:name="P68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b9872a"/>
    </style:style>
    <style:style style:name="P6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71" style:family="paragraph" style:parent-style-name="Title">
      <style:text-properties fo:font-size="22pt" style:font-size-asian="22pt" style:font-size-complex="22pt"/>
    </style:style>
    <style:style style:name="P7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size="9pt" fo:font-weight="normal" officeooo:rsid="0089382c" officeooo:paragraph-rsid="008af3fa" style:font-size-asian="7.84999990463257pt" style:font-weight-asian="normal" style:font-size-complex="9pt" style:font-weight-complex="normal"/>
    </style:style>
    <style:style style:name="P73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b2db0"/>
    </style:style>
    <style:style style:name="P74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99acb7"/>
    </style:style>
    <style:style style:name="P75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79d49"/>
    </style:style>
    <style:style style:name="P76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915cd"/>
    </style:style>
    <style:style style:name="P77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95e503"/>
    </style:style>
    <style:style style:name="P78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c1741"/>
    </style:style>
    <style:style style:name="P79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baa612"/>
    </style:style>
    <style:style style:name="P8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debf35"/>
    </style:style>
    <style:style style:name="P8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ad7e63"/>
    </style:style>
    <style:style style:name="P8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e3fea" style:text-blinking="false" fo:background-color="transparent" style:font-size-asian="7.84999990463257pt" style:font-weight-asian="normal" style:font-size-complex="9pt" style:font-weight-complex="normal"/>
    </style:style>
    <style:style style:name="P83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9f1aa8" style:text-blinking="false" fo:background-color="transparent" style:font-size-asian="7.84999990463257pt" style:font-weight-asian="normal" style:font-size-complex="9pt" style:font-weight-complex="normal"/>
    </style:style>
    <style:style style:name="P8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044fb" style:text-blinking="false" fo:background-color="transparent" style:font-size-asian="7.84999990463257pt" style:font-weight-asian="normal" style:font-size-complex="9pt" style:font-weight-complex="normal"/>
    </style:style>
    <style:style style:name="P8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a6be7" style:text-blinking="false" fo:background-color="transparent" style:font-size-asian="7.84999990463257pt" style:font-weight-asian="normal" style:font-size-complex="9pt" style:font-weight-complex="normal"/>
    </style:style>
    <style:style style:name="P8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b8364" style:text-blinking="false" fo:background-color="transparent" style:font-size-asian="7.84999990463257pt" style:font-weight-asian="normal" style:font-size-complex="9pt" style:font-weight-complex="normal"/>
    </style:style>
    <style:style style:name="P87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8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89382c" officeooo:paragraph-rsid="00af0b35" style:text-blinking="false" fo:background-color="transparent" style:font-size-asian="7.84999990463257pt" style:font-weight-asian="normal" style:font-size-complex="9pt" style:font-weight-complex="normal"/>
    </style:style>
    <style:style style:name="P8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56812" officeooo:paragraph-rsid="00d56812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90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99bd16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9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9aa4cc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aa6be7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3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4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d7e63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officeooo:paragraph-rsid="00ac1741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9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officeooo:paragraph-rsid="00d915cd" style:text-blinking="false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97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98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officeooo:paragraph-rsid="00b7d185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99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b3f99e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100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officeooo:paragraph-rsid="00b509cf" style:text-blinking="false" fo:background-color="transparent" style:font-name-asian="Noto Sans CJK SC" style:font-size-asian="7.84999990463257pt" style:font-weight-asian="normal" style:font-name-complex="Lohit Devanagari" style:font-size-complex="9pt" style:font-weight-complex="normal"/>
    </style:style>
    <style:style style:name="P101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2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3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f99e" officeooo:paragraph-rsid="00e07c8c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P104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officeooo:paragraph-rsid="00e07c8c" style:text-blinking="false" fo:background-color="transparent" style:font-size-asian="9pt" style:font-weight-asian="normal" style:font-size-complex="9pt" style:font-weight-complex="normal"/>
    </style:style>
    <style:style style:name="P105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officeooo:paragraph-rsid="00d9772c" style:text-blinking="false" fo:background-color="transparent" style:font-name-asian="Noto Sans Mono CJK SC" style:font-size-asian="9pt" style:font-weight-asian="bold" style:font-name-complex="Liberation Mono" style:font-size-complex="9pt" style:font-weight-complex="bold"/>
    </style:style>
    <style:style style:name="P106" style:family="paragraph" style:parent-style-name="Text_20_body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b9872a" style:text-blinking="false" fo:background-color="transparent"/>
    </style:style>
    <style:style style:name="P107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dd8d2e"/>
    </style:style>
    <style:style style:name="P108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ab2db0"/>
    </style:style>
    <style:style style:name="P109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2378b"/>
    </style:style>
    <style:style style:name="P110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36436"/>
    </style:style>
    <style:style style:name="P111" style:family="paragraph" style:parent-style-name="Text_20_body">
      <style:paragraph-properties fo:margin-top="0cm" fo:margin-bottom="0.499cm" loext:contextual-spacing="false" fo:text-align="start" style:justify-single-word="false"/>
      <style:text-properties officeooo:paragraph-rsid="00b509cf"/>
    </style:style>
    <style:style style:name="P112" style:family="paragraph" style:parent-style-name="Heading_20_1">
      <style:paragraph-properties fo:margin-top="0cm" fo:margin-bottom="0.499cm" loext:contextual-spacing="false" fo:text-align="start" style:justify-single-word="false"/>
      <style:text-properties officeooo:paragraph-rsid="009b4ad1"/>
    </style:style>
    <style:style style:name="P113" style:family="paragraph" style:parent-style-name="Heading_20_1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2378b" style:text-blinking="false" fo:background-color="transparent" style:font-size-asian="7.84999990463257pt" style:font-weight-asian="normal" style:font-size-complex="9pt" style:font-weight-complex="normal"/>
    </style:style>
    <style:style style:name="P114" style:family="paragraph" style:parent-style-name="Heading_20_1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officeooo:paragraph-rsid="00b509cf" style:text-blinking="false" fo:background-color="transparent" style:font-size-asian="7.84999990463257pt" style:font-weight-asian="normal" style:font-size-complex="9pt" style:font-weight-complex="normal"/>
    </style:style>
    <style:style style:name="P115" style:family="paragraph" style:parent-style-name="Preformatted_20_Text">
      <style:paragraph-properties fo:margin-top="0cm" fo:margin-bottom="0.499cm" loext:contextual-spacing="false"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officeooo:paragraph-rsid="00b0e374" style:text-blinking="false" fo:background-color="transparent" style:font-name-asian="Noto Sans CJK SC" style:font-size-asian="10pt" style:font-weight-asian="normal" style:font-name-complex="Lohit Devanagari" style:font-size-complex="10pt" style:font-weight-complex="normal"/>
    </style:style>
    <style:style style:name="P116" style:family="paragraph" style:parent-style-name="Preformatted_20_Text">
      <style:paragraph-properties fo:margin-top="0cm" fo:margin-bottom="0.499cm" loext:contextual-spacing="false"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c1741" officeooo:paragraph-rsid="00ad7e63" style:text-blinking="false" fo:background-color="transparent" style:font-size-asian="7.84999990463257pt" style:font-weight-asian="normal" style:font-size-complex="9pt" style:font-weight-complex="normal"/>
    </style:style>
    <style:style style:name="P117" style:family="paragraph" style:parent-style-name="Contents_20_1">
      <style:paragraph-properties>
        <style:tab-stops>
          <style:tab-stop style:position="15.722cm" style:type="right" style:leader-style="dotted" style:leader-text="."/>
        </style:tab-stops>
      </style:paragraph-properties>
    </style:style>
    <style:style style:name="P118" style:family="paragraph" style:parent-style-name="Contents_20_2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119" style:family="paragraph" style:parent-style-name="Heading_20_1">
      <style:text-properties style:font-name="Liberation Sans Serif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P120" style:family="paragraph" style:parent-style-name="Preformatted_20_Text">
      <style:paragraph-properties fo:break-before="page"/>
      <style:text-properties fo:font-variant="normal" fo:text-transform="none" fo:color="#000000" style:font-name="Liberation Mono" fo:font-size="9.75pt" fo:letter-spacing="normal" fo:font-style="normal" fo:font-weight="normal" officeooo:rsid="003ed390" officeooo:paragraph-rsid="003f01f2" style:font-name-asian="Noto Sans Mono CJK SC" style:font-size-asian="10pt" style:font-name-complex="Liberation Mono" style:font-size-complex="10pt"/>
    </style:style>
    <style:style style:name="P121" style:family="paragraph" style:parent-style-name="Heading_20_1" style:list-style-name="L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>
        <style:tab-stops>
          <style:tab-stop style:position="-0.476cm"/>
        </style:tab-stops>
      </style:paragraph-properties>
      <style:text-properties style:font-name="Liberation Sans" fo:font-size="16pt" fo:font-weight="bold" officeooo:rsid="00158d88" officeooo:paragraph-rsid="00158d88" style:font-name-asian="Noto Sans CJK SC" style:font-size-asian="16pt" style:font-weight-asian="bold" style:font-name-complex="Lohit Devanagari" style:font-size-complex="16pt" style:font-weight-complex="bold"/>
    </style:style>
    <style:style style:name="P122" style:family="paragraph" style:parent-style-name="Heading_20_1" style:list-style-name="L1">
      <loext:graphic-properties draw:fill="none"/>
      <style:paragraph-properties fo:margin-left="0cm" fo:margin-right="0cm" fo:margin-top="0.423cm" fo:margin-bottom="0.212cm" loext:contextual-spacing="false" fo:text-indent="0cm" style:auto-text-indent="false" fo:break-before="page" fo:background-color="transparent">
        <style:tab-stops>
          <style:tab-stop style:position="-0.476cm"/>
        </style:tab-stops>
      </style:paragraph-properties>
      <style:text-properties officeooo:paragraph-rsid="00158d88"/>
    </style:style>
    <style:style style:name="P123" style:family="paragraph" style:parent-style-name="Heading_20_1">
      <style:paragraph-properties fo:margin-top="0cm" fo:margin-bottom="0.499cm" loext:contextual-spacing="false" fo:text-align="start" style:justify-single-word="false"/>
      <style:text-properties officeooo:paragraph-rsid="00e420ef"/>
    </style:style>
    <style:style style:name="P124" style:family="paragraph" style:parent-style-name="Heading_20_2">
      <style:text-properties officeooo:paragraph-rsid="003df87a"/>
    </style:style>
    <style:style style:name="P125" style:family="paragraph" style:parent-style-name="Heading_20_2">
      <style:text-properties officeooo:paragraph-rsid="006b3785"/>
    </style:style>
    <style:style style:name="P126" style:family="paragraph" style:parent-style-name="Heading_20_2">
      <style:text-properties officeooo:paragraph-rsid="007c8c7a"/>
    </style:style>
    <style:style style:name="P127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9715ce"/>
    </style:style>
    <style:style style:name="P128" style:family="paragraph" style:parent-style-name="Heading_20_2">
      <style:paragraph-properties fo:margin-top="0cm" fo:margin-bottom="0.499cm" loext:contextual-spacing="false" fo:text-align="start" style:justify-single-word="false"/>
      <style:text-properties officeooo:paragraph-rsid="00a8be99"/>
    </style:style>
    <style:style style:name="P129" style:family="paragraph" style:parent-style-name="Preformatted_20_Text">
      <style:text-properties officeooo:paragraph-rsid="00e420ef"/>
    </style:style>
    <style:style style:name="P130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b0e374"/>
    </style:style>
    <style:style style:name="P131" style:family="paragraph" style:parent-style-name="Preformatted_20_Text">
      <style:paragraph-properties fo:margin-top="0cm" fo:margin-bottom="0.499cm" loext:contextual-spacing="false" fo:text-align="start" style:justify-single-word="false"/>
      <style:text-properties officeooo:paragraph-rsid="00e420ef"/>
    </style:style>
    <style:style style:name="P132" style:family="paragraph" style:parent-style-name="Preformatted_20_Text">
      <style:paragraph-properties fo:margin-top="0cm" fo:margin-bottom="0.499cm" loext:contextual-spacing="false" fo:text-align="start" style:justify-single-word="false"/>
      <style:text-properties fo:font-variant="normal" fo:text-transform="none" fo:color="#000000" style:text-line-through-style="none" style:text-line-through-type="none" style:font-name="Liberation Sans" fo:font-size="9pt" fo:font-style="normal" style:text-underline-style="none" fo:font-weight="normal" officeooo:rsid="00fb9615" officeooo:paragraph-rsid="00e420ef" style:text-blinking="false" fo:background-color="transparent" style:font-name-asian="Noto Sans CJK SC" style:font-size-asian="9pt" style:font-weight-asian="normal" style:font-name-complex="Lohit Devanagari" style:font-size-complex="9pt" style:font-weight-complex="normal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 officeooo:rsid="00389485"/>
    </style:style>
    <style:style style:name="T3" style:family="text">
      <style:text-properties fo:font-variant="normal" fo:text-transform="none" fo:color="#000000" style:font-name="Liberation Mono" fo:font-size="9.75pt" fo:letter-spacing="normal" fo:font-style="normal" fo:font-weight="normal" officeooo:rsid="00389485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000000" style:font-name="Liberation Mono" fo:font-size="9.75pt" fo:letter-spacing="normal" fo:font-style="normal" fo:font-weight="normal" officeooo:rsid="003b2bfc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000000" style:font-name="Liberation Mono" fo:font-size="9.75pt" fo:letter-spacing="normal" fo:font-style="normal" fo:font-weight="normal" officeooo:rsid="003ed390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Liberation Mono" fo:font-size="9.75pt" fo:letter-spacing="normal" fo:font-style="normal" fo:font-weight="normal" officeooo:rsid="003f01f2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000000" style:font-name="Liberation Mono" fo:font-size="9.75pt" fo:letter-spacing="normal" fo:font-style="normal" fo:font-weight="normal" officeooo:rsid="0040f173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000000" style:font-name="Liberation Mono" fo:font-size="9.75pt" fo:letter-spacing="normal" fo:font-style="normal" fo:font-weight="normal" officeooo:rsid="0064a86f" style:font-name-asian="Noto Sans Mono CJK SC" style:font-size-asian="10pt" style:font-name-complex="Liberation Mono" style:font-size-complex="10pt"/>
    </style:style>
    <style:style style:name="T9" style:family="text">
      <style:text-properties fo:font-variant="normal" fo:text-transform="none" fo:color="#000000" style:font-name="Liberation Mono" fo:font-size="9.75pt" fo:letter-spacing="normal" fo:font-style="normal" fo:font-weight="normal" officeooo:rsid="00650bc3" style:font-name-asian="Noto Sans Mono CJK SC" style:font-size-asian="10pt" style:font-name-complex="Liberation Mono" style:font-size-complex="10pt"/>
    </style:style>
    <style:style style:name="T10" style:family="text">
      <style:text-properties fo:font-variant="normal" fo:text-transform="none" fo:color="#000000" style:font-name="Liberation Mono" fo:font-size="9.75pt" fo:letter-spacing="normal" fo:font-style="normal" fo:font-weight="normal" officeooo:rsid="00663504" style:font-name-asian="Noto Sans Mono CJK SC" style:font-size-asian="10pt" style:font-name-complex="Liberation Mono" style:font-size-complex="10pt"/>
    </style:style>
    <style:style style:name="T11" style:family="text">
      <style:text-properties fo:font-variant="normal" fo:text-transform="none" fo:color="#000000" style:font-name="Liberation Mono" fo:font-size="9.75pt" fo:letter-spacing="normal" fo:font-style="normal" fo:font-weight="normal" officeooo:rsid="00682d08" style:font-name-asian="Noto Sans Mono CJK SC" style:font-size-asian="10pt" style:font-name-complex="Liberation Mono" style:font-size-complex="10pt"/>
    </style:style>
    <style:style style:name="T12" style:family="text">
      <style:text-properties fo:font-variant="normal" fo:text-transform="none" fo:color="#000000" style:font-name="Liberation Mono" fo:font-size="9.75pt" fo:letter-spacing="normal" fo:font-style="normal" fo:font-weight="normal" officeooo:rsid="00c295ed" style:font-name-asian="Noto Sans Mono CJK SC" style:font-size-asian="10pt" style:font-name-complex="Liberation Mono" style:font-size-complex="10pt"/>
    </style:style>
    <style:style style:name="T13" style:family="text">
      <style:text-properties fo:font-variant="normal" fo:text-transform="none" fo:color="#000000" style:font-name="Liberation Mono" fo:font-size="9.75pt" fo:letter-spacing="normal" fo:font-style="normal" fo:font-weight="normal" officeooo:rsid="00ce08ef" style:font-name-asian="Noto Sans Mono CJK SC" style:font-size-asian="10pt" style:font-name-complex="Liberation Mono" style:font-size-complex="10pt"/>
    </style:style>
    <style:style style:name="T14" style:family="text">
      <style:text-properties fo:font-variant="normal" fo:text-transform="none" fo:color="#000000" style:font-name="Liberation Mono" fo:font-size="9.75pt" fo:letter-spacing="normal" fo:font-style="normal" fo:font-weight="normal" officeooo:rsid="006b3785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000000" style:font-name="Liberation Mono" fo:font-size="9.75pt" fo:letter-spacing="normal" fo:font-style="normal" fo:font-weight="normal" officeooo:rsid="006d0822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000000"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5f89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728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a38f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7b0a52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6e718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79d49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915c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normal" officeooo:rsid="00dbe657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509cf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Liberation Mono" fo:font-size="9.75pt" fo:letter-spacing="normal" fo:font-style="normal" style:text-underline-style="none" fo:font-weight="bold" officeooo:rsid="00b6c384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36436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9pt" style:font-weight-asian="normal" style:font-name-complex="Lohit Devanagari" style:font-size-complex="9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9b4ad1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6ba2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4f6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7cf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d8d2e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9cf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8be99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ab2db0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debf3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2378b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07c8c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7d185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b509cf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Mono" fo:font-size="9pt" fo:font-style="normal" style:text-underline-style="none" fo:font-weight="normal" officeooo:rsid="00e1585d" style:text-blinking="false" fo:background-color="transparent" loext:char-shading-value="0" style:font-name-asian="Noto Sans CJK SC" style:font-size-asian="7.84999990463257pt" style:font-weight-asian="normal" style:font-name-complex="Lohit Devanagari" style:font-size-complex="9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1212e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font-name="Liberation Mono" fo:font-size="9pt" fo:letter-spacing="normal" fo:font-style="normal" style:text-underline-style="none" fo:font-weight="normal" officeooo:rsid="00db60bd" style:text-blinking="false" fo:background-color="transparent" loext:char-shading-value="0" style:font-name-asian="Noto Sans Mono CJK SC" style:font-size-asian="9pt" style:font-weight-asian="bold" style:font-name-complex="Liberation Mono" style:font-size-complex="9pt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style:text-blinking="false" fo:background-color="transparent" loext:char-shading-value="0" style:font-name-asian="Noto Sans CJK SC" style:font-size-asian="10pt" style:font-name-complex="Lohit Devanagari" style:font-size-complex="10pt"/>
    </style:style>
    <style:style style:name="T51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99acb7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2db0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b836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ebf35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c17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ad7e63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dfdb41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e07c8c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Liberation Mono" fo:font-size="10pt" fo:font-style="normal" style:text-underline-style="none" fo:font-weight="normal" officeooo:rsid="00b0e374" style:text-blinking="false" fo:background-color="transparent" loext:char-shading-value="0" style:font-name-asian="Noto Sans CJK SC" style:font-size-asian="10pt" style:font-weight-asian="normal" style:font-name-complex="Lohit Devanagari" style:font-size-complex="10pt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7b0a52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style:font-name="Courier New" fo:font-size="10pt" fo:font-style="normal" style:text-underline-style="none" fo:font-weight="normal" style:text-blinking="false" fo:background-color="transparent" loext:char-shading-value="0"/>
    </style:style>
    <style:style style:name="T65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normal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Courier New" fo:font-size="10pt" fo:letter-spacing="normal" fo:font-style="normal" style:text-underline-style="none" fo:font-weight="bold" officeooo:rsid="007b05f6" style:text-blinking="fals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6b3785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3ed390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c8c7a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7e2f9b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715ce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98acc2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Liberation Sans" fo:font-size="14pt" fo:font-style="normal" style:text-underline-style="none" fo:font-weight="bold" officeooo:rsid="00a8be99" style:text-blinking="false" fo:background-color="transparent" loext:char-shading-value="0" style:font-name-asian="Noto Sans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Liberation Sans" fo:font-style="normal" style:text-underline-style="none" style:text-blinking="false" fo:background-color="transparent" loext:char-shading-value="0" style:font-name-asian="Noto Sans CJK SC" style:font-name-complex="Lohit Devanagari"/>
    </style:style>
    <style:style style:name="T75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9b4ad1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158d88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e1585d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10fd3c9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Liberation Sans" fo:font-size="16pt" fo:font-style="normal" style:text-underline-style="none" fo:font-weight="bold" officeooo:rsid="00fb9615" style:text-blinking="false" fo:background-color="transparent" loext:char-shading-value="0" style:font-name-asian="Noto Sans CJK SC" style:font-size-asian="16pt" style:font-weight-asian="bold" style:font-name-complex="Lohit Devanagari" style:font-size-complex="16pt" style:font-weight-complex="bold"/>
    </style:style>
    <style:style style:name="T80" style:family="text">
      <style:text-properties officeooo:rsid="00132a4a"/>
    </style:style>
    <style:style style:name="T81" style:family="text">
      <style:text-properties style:font-name="Liberation Mono" fo:font-size="10pt" officeooo:rsid="00150089" style:font-name-asian="Noto Sans Mono CJK SC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0158d88" style:font-name-asian="Noto Sans Mono CJK SC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0189a9b" style:font-name-asian="Noto Sans Mono CJK SC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02eac81" style:font-name-asian="Noto Sans Mono CJK SC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0389485" style:font-name-asian="Noto Sans Mono CJK SC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3b2bfc" style:font-name-asian="Noto Sans Mono CJK SC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1dc3d9" style:font-name-asian="Noto Sans Mono CJK SC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8e94d8" style:font-name-asian="Noto Sans Mono CJK SC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9e3fea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aa6be7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0ad7e63" style:font-name-asian="Noto Sans Mono CJK SC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0c24934" style:font-name-asian="Noto Sans Mono CJK SC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0d499df" style:font-name-asian="Noto Sans Mono CJK SC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1008b35" style:font-name-asian="Noto Sans Mono CJK SC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102d70f" style:font-name-asian="Noto Sans Mono CJK SC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101b51d" style:font-name-asian="Noto Sans Mono CJK SC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102525d" style:font-name-asian="Noto Sans Mono CJK SC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044e3a" style:font-name-asian="Noto Sans Mono CJK SC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0fd1e70" style:font-name-asian="Noto Sans Mono CJK SC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0db0a3" style:font-name-asian="Noto Sans Mono CJK SC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1098773" style:font-name-asian="Noto Sans Mono CJK SC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1098dd5" style:font-name-asian="Noto Sans Mono CJK SC" style:font-size-asian="10pt" style:font-name-complex="Liberation Mono" style:font-size-complex="10pt"/>
    </style:style>
    <style:style style:name="T103" style:family="text">
      <style:text-properties style:font-name="Liberation Mono" fo:font-size="10pt" officeooo:rsid="010b66f9" style:font-name-asian="Noto Sans Mono CJK SC" style:font-size-asian="10pt" style:font-name-complex="Liberation Mono" style:font-size-complex="10pt"/>
    </style:style>
    <style:style style:name="T104" style:family="text">
      <style:text-properties style:font-name="Liberation Mono" fo:font-size="10pt" officeooo:rsid="00debf35" style:font-name-asian="Noto Sans CJK SC" style:font-size-asian="10pt" style:font-name-complex="Lohit Devanagari" style:font-size-complex="10pt"/>
    </style:style>
    <style:style style:name="T105" style:family="text">
      <style:text-properties style:font-name="Liberation Mono" fo:font-size="9.75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06" style:family="text">
      <style:text-properties style:font-name="Liberation Mono" fo:font-size="9.75pt" fo:letter-spacing="normal" fo:font-style="normal" fo:font-weight="normal" officeooo:rsid="00cec091" style:font-name-asian="Noto Sans Mono CJK SC" style:font-size-asian="10pt" style:font-weight-asian="bold" style:font-name-complex="Liberation Mono" style:font-size-complex="10pt" style:font-weight-complex="bold"/>
    </style:style>
    <style:style style:name="T107" style:family="text">
      <style:text-properties style:font-name="Liberation Mono" fo:font-size="9pt"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08" style:family="text">
      <style:text-properties officeooo:rsid="00150089"/>
    </style:style>
    <style:style style:name="T109" style:family="text">
      <style:text-properties officeooo:rsid="00189a9b"/>
    </style:style>
    <style:style style:name="T110" style:family="text">
      <style:text-properties officeooo:rsid="002d6131"/>
    </style:style>
    <style:style style:name="T111" style:family="text">
      <style:text-properties fo:font-size="14pt" style:font-size-asian="14pt" style:font-size-complex="14pt"/>
    </style:style>
    <style:style style:name="T112" style:family="text">
      <style:text-properties fo:font-size="14pt" officeooo:rsid="003ed390" style:font-size-asian="14pt" style:font-size-complex="14pt"/>
    </style:style>
    <style:style style:name="T113" style:family="text">
      <style:text-properties style:font-name="Liberation Sans" fo:font-size="16pt" fo:font-weight="bold" style:font-name-asian="Noto Sans CJK SC" style:font-size-asian="16pt" style:font-weight-asian="bold" style:font-name-complex="Lohit Devanagari" style:font-size-complex="16pt" style:font-weight-complex="bold"/>
    </style:style>
    <style:style style:name="T114" style:family="text">
      <style:text-properties style:font-name="Liberation Sans" fo:font-size="16pt" fo:font-weight="bold" officeooo:rsid="00158d88" style:font-name-asian="Noto Sans CJK SC" style:font-size-asian="16pt" style:font-weight-asian="bold" style:font-name-complex="Lohit Devanagari" style:font-size-complex="16pt" style:font-weight-complex="bold"/>
    </style:style>
    <style:style style:name="T115" style:family="text">
      <style:text-properties style:font-name="Liberation Sans" fo:font-size="16pt" fo:font-weight="bold" officeooo:rsid="003ed390" style:font-name-asian="Noto Sans CJK SC" style:font-size-asian="16pt" style:font-weight-asian="bold" style:font-name-complex="Lohit Devanagari" style:font-size-complex="16pt" style:font-weight-complex="bold"/>
    </style:style>
    <style:style style:name="T116" style:family="text">
      <style:text-properties style:font-name="Liberation Sans" fo:font-size="16pt" fo:font-weight="bold" officeooo:rsid="006b3785" style:font-name-asian="Noto Sans CJK SC" style:font-size-asian="16pt" style:font-weight-asian="bold" style:font-name-complex="Lohit Devanagari" style:font-size-complex="16pt" style:font-weight-complex="bold"/>
    </style:style>
    <style:style style:name="T117" style:family="text">
      <style:text-properties style:font-name="Liberation Sans" fo:font-size="16pt" fo:font-weight="bold" officeooo:rsid="009b4ad1" style:font-name-asian="Noto Sans CJK SC" style:font-size-asian="16pt" style:font-weight-asian="bold" style:font-name-complex="Lohit Devanagari" style:font-size-complex="16pt" style:font-weight-complex="bold"/>
    </style:style>
    <style:style style:name="T118" style:family="text">
      <style:text-properties style:font-name="Liberation Sans" fo:font-size="16pt" fo:font-weight="bold" officeooo:rsid="00b509cf" style:font-name-asian="Noto Sans CJK SC" style:font-size-asian="16pt" style:font-weight-asian="bold" style:font-name-complex="Lohit Devanagari" style:font-size-complex="16pt" style:font-weight-complex="bold"/>
    </style:style>
    <style:style style:name="T119" style:family="text">
      <style:text-properties style:font-name="Liberation Sans" fo:font-size="14pt" fo:font-weight="bold" style:font-name-asian="Noto Sans CJK SC" style:font-size-asian="14pt" style:font-weight-asian="bold" style:font-name-complex="Lohit Devanagari" style:font-size-complex="14pt" style:font-weight-complex="bold"/>
    </style:style>
    <style:style style:name="T120" style:family="text">
      <style:text-properties style:font-name="Liberation Sans" fo:font-size="14pt" fo:font-weight="bold" officeooo:rsid="003ed390" style:font-name-asian="Noto Sans CJK SC" style:font-size-asian="14pt" style:font-weight-asian="bold" style:font-name-complex="Lohit Devanagari" style:font-size-complex="14pt" style:font-weight-complex="bold"/>
    </style:style>
    <style:style style:name="T121" style:family="text">
      <style:text-properties style:font-name="Liberation Sans" fo:font-size="14pt" fo:font-weight="bold" officeooo:rsid="006b3785" style:font-name-asian="Noto Sans CJK SC" style:font-size-asian="14pt" style:font-weight-asian="bold" style:font-name-complex="Lohit Devanagari" style:font-size-complex="14pt" style:font-weight-complex="bold"/>
    </style:style>
    <style:style style:name="T122" style:family="text">
      <style:text-properties style:font-name="Liberation Sans" fo:font-size="10pt" style:font-name-asian="Noto Sans CJK SC" style:font-size-asian="10pt" style:font-name-complex="Lohit Devanagari" style:font-size-complex="10pt"/>
    </style:style>
    <style:style style:name="T123" style:family="text">
      <style:text-properties style:font-name="Liberation Sans" fo:font-size="10pt" officeooo:rsid="0099acb7" style:font-name-asian="Noto Sans CJK SC" style:font-size-asian="10pt" style:font-name-complex="Lohit Devanagari" style:font-size-complex="10pt"/>
    </style:style>
    <style:style style:name="T124" style:family="text">
      <style:text-properties officeooo:rsid="003ed390"/>
    </style:style>
    <style:style style:name="T125" style:family="text">
      <style:text-properties officeooo:rsid="003f01f2"/>
    </style:style>
    <style:style style:name="T126" style:family="text">
      <style:text-properties style:font-name="Arial" fo:font-size="11pt" fo:letter-spacing="normal" fo:font-style="normal" fo:font-weight="normal" officeooo:rsid="0075f892" style:font-name-asian="Noto Sans Mono CJK SC" style:font-size-asian="10pt" style:font-weight-asian="bold" style:font-name-complex="Liberation Mono" style:font-size-complex="10pt" style:font-weight-complex="bold"/>
    </style:style>
    <style:style style:name="T127" style:family="text">
      <style:text-properties officeooo:rsid="00216d30"/>
    </style:style>
    <style:style style:name="T128" style:family="text">
      <style:text-properties officeooo:rsid="002685dc"/>
    </style:style>
    <style:style style:name="T129" style:family="text">
      <style:text-properties officeooo:rsid="002836b7"/>
    </style:style>
    <style:style style:name="T130" style:family="text">
      <style:text-properties fo:font-size="10pt" style:font-name-asian="Noto Sans CJK SC" style:font-size-asian="10pt" style:font-name-complex="Lohit Devanagari" style:font-size-complex="10pt"/>
    </style:style>
    <style:style style:name="T131" style:family="text">
      <style:text-properties fo:font-size="10pt" officeooo:rsid="0099acb7" style:font-name-asian="Noto Sans CJK SC" style:font-size-asian="10pt" style:font-name-complex="Lohit Devanagari" style:font-size-complex="10pt"/>
    </style:style>
    <style:style style:name="T132" style:family="text">
      <style:text-properties fo:font-size="10pt" officeooo:rsid="00debf35" style:font-name-asian="Noto Sans CJK SC" style:font-size-asian="10pt" style:font-name-complex="Lohit Devanagari" style:font-size-complex="10pt"/>
    </style:style>
    <style:style style:name="T133" style:family="text">
      <style:text-properties fo:font-size="10pt" fo:font-weight="bold" style:font-name-asian="Noto Sans CJK SC" style:font-size-asian="10pt" style:font-weight-asian="bold" style:font-name-complex="Lohit Devanagari" style:font-size-complex="10pt" style:font-weight-complex="bold"/>
    </style:style>
    <style:style style:name="T134" style:family="text">
      <style:text-properties officeooo:rsid="008e94d8"/>
    </style:style>
    <style:style style:name="T135" style:family="text">
      <style:text-properties style:font-name-asian="Noto Sans CJK SC" style:font-name-complex="Lohit Devanagari"/>
    </style:style>
    <style:style style:name="T136" style:family="text">
      <style:text-properties officeooo:rsid="00b3f99e" style:font-name-asian="Noto Sans CJK SC" style:font-name-complex="Lohit Devanagari"/>
    </style:style>
    <style:style style:name="T137" style:family="text">
      <style:text-properties officeooo:rsid="00e07c8c" style:font-name-asian="Noto Sans CJK SC" style:font-name-complex="Lohit Devanagari"/>
    </style:style>
    <style:style style:name="T138" style:family="text">
      <style:text-properties officeooo:rsid="0099acb7" style:font-name-asian="Noto Sans CJK SC" style:font-size-asian="7.84999990463257pt" style:font-weight-asian="normal" style:font-name-complex="Lohit Devanagari" style:font-size-complex="9pt" style:font-weight-complex="normal"/>
    </style:style>
    <style:style style:name="T139" style:family="text">
      <style:text-properties officeooo:rsid="009d0afa"/>
    </style:style>
    <style:style style:name="T140" style:family="text">
      <style:text-properties officeooo:rsid="009e3fea"/>
    </style:style>
    <style:style style:name="T141" style:family="text">
      <style:text-properties officeooo:rsid="00a1f64a"/>
    </style:style>
    <style:style style:name="T142" style:family="text">
      <style:text-properties officeooo:rsid="00a3b985"/>
    </style:style>
    <style:style style:name="T143" style:family="text">
      <style:text-properties officeooo:rsid="00aa6be7"/>
    </style:style>
    <style:style style:name="T144" style:family="text">
      <style:text-properties officeooo:rsid="00ad7e63"/>
    </style:style>
    <style:style style:name="T145" style:family="text">
      <style:text-properties officeooo:rsid="00af0b35"/>
    </style:style>
    <style:style style:name="T146" style:family="text">
      <style:text-properties officeooo:rsid="00b456aa"/>
    </style:style>
    <style:style style:name="T147" style:family="text">
      <style:text-properties officeooo:rsid="00d1212e"/>
    </style:style>
    <style:style style:name="T148" style:family="text">
      <style:text-properties officeooo:rsid="00d28b6a"/>
    </style:style>
    <style:style style:name="T149" style:family="text">
      <style:text-properties officeooo:rsid="00d2ac76"/>
    </style:style>
    <style:style style:name="T150" style:family="text">
      <style:text-properties officeooo:rsid="00d499df"/>
    </style:style>
    <style:style style:name="T151" style:family="text">
      <style:text-properties officeooo:rsid="00dd8d2e"/>
    </style:style>
    <style:style style:name="T152" style:family="text">
      <style:text-properties officeooo:rsid="00debf35"/>
    </style:style>
    <style:style style:name="T153" style:family="text">
      <style:text-properties officeooo:rsid="00e07c8c"/>
    </style:style>
    <style:style style:name="T154" style:family="text">
      <style:text-properties officeooo:rsid="00e1585d"/>
    </style:style>
    <style:style style:name="T155" style:family="text">
      <style:text-properties officeooo:rsid="01008b35"/>
    </style:style>
    <style:style style:name="T156" style:family="text">
      <style:text-properties officeooo:rsid="0102525d"/>
    </style:style>
    <style:style style:name="T157" style:family="text">
      <style:text-properties officeooo:rsid="0102d70f"/>
    </style:style>
    <style:style style:name="T158" style:family="text">
      <style:text-properties officeooo:rsid="0101b51d"/>
    </style:style>
    <style:style style:name="T159" style:family="text">
      <style:text-properties officeooo:rsid="0108bcf1"/>
    </style:style>
    <style:style style:name="T160" style:family="text">
      <style:text-properties officeooo:rsid="010df1c4"/>
    </style:style>
    <style:style style:name="T161" style:family="text">
      <style:text-properties style:text-line-through-style="none" style:text-line-through-type="none" officeooo:rsid="00fea3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80">Authors: </text:span>Angelica Amine, Mohamed Yassine Yahyaoui<text:tab/><text:tab/><text:tab/><text:tab/><text:tab/></text:p>
      <text:p text:style-name="P22">Date : February 2021</text:p>
      <text:p text:style-name="P22">UGE</text:p>
      <text:p text:style-name="P22"/>
      <text:p text:style-name="P26"/>
      <text:p text:style-name="P71">ChatOS</text:p>
      <text:p text:style-name="P18"/>
      <text:p text:style-name="P17"/>
      <text:p text:style-name="Contents_20_Heading">Abstract</text:p>
      <text:p text:style-name="P17"/>
      <text:p text:style-name="Preformatted_20_Text">ChatOs is a discussion service <text:span text:style-name="T108">between multiple </text:span><text:span text:style-name="T92">Clients</text:span><text:span text:style-name="T108"> </text:span><text:span text:style-name="T81">using </text:span><text:span text:style-name="T82">the same</text:span><text:span text:style-name="T81"> server </text:span><text:span text:style-name="T82">applying a </text:span><text:span text:style-name="T81">predefined protocol without sharing users IP address.</text:span></text:p>
      <text:p text:style-name="P19"/>
      <text:p text:style-name="P17"/>
      <text:p text:style-name="Contents_20_Heading">Status of this Memo</text:p>
      <text:p text:style-name="P20"/>
      <text:p text:style-name="P40"><text:span text:style-name="T82">This request for comment summarize the protocol to be implemented in the different packets used for communication between the user and </text:span><text:span text:style-name="T92">other clients</text:span><text:span text:style-name="T82">. </text:span></text:p>
      <text:p text:style-name="P21">This document explains also the decisions behind the structure of the packets.</text:p>
      <text:p text:style-name="P21"/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7"><text:a xlink:type="simple" xlink:href="#__RefHeading___Toc214_2205398687" text:style-name="Index_20_Link" text:visited-style-name="Index_20_Link">1. Introduction<text:tab/>2</text:a></text:p>
          <text:p text:style-name="P118"><text:a xlink:type="simple" xlink:href="#__RefHeading___Toc221_2205398687" text:style-name="Index_20_Link" text:visited-style-name="Index_20_Link">1.1. Requirements notation<text:tab/>2</text:a></text:p>
          <text:p text:style-name="P118"><text:a xlink:type="simple" xlink:href="#__RefHeading___Toc223_2205398687" text:style-name="Index_20_Link" text:visited-style-name="Index_20_Link">1.2. Terminology<text:tab/>2</text:a></text:p>
          <text:p text:style-name="P117"><text:a xlink:type="simple" xlink:href="#__RefHeading___Toc239_2205398687" text:style-name="Index_20_Link" text:visited-style-name="Index_20_Link">2. Connecting to the server and first requests<text:tab/>3</text:a></text:p>
          <text:p text:style-name="P118"><text:a xlink:type="simple" xlink:href="#__RefHeading___Toc1184_2205398687" text:style-name="Index_20_Link" text:visited-style-name="Index_20_Link">2.1. Connection to the server<text:tab/>3</text:a></text:p>
          <text:p text:style-name="P118"><text:a xlink:type="simple" xlink:href="#__RefHeading___Toc1766_3390238060" text:style-name="Index_20_Link" text:visited-style-name="Index_20_Link">2.</text:a><text:a xlink:type="simple" xlink:href="#__RefHeading___Toc1766_3390238060" text:style-name="Index_20_Link" text:visited-style-name="Index_20_Link">2</text:a><text:a xlink:type="simple" xlink:href="#__RefHeading___Toc1766_3390238060" text:style-name="Index_20_Link" text:visited-style-name="Index_20_Link">. </text:a><text:a xlink:type="simple" xlink:href="#__RefHeading___Toc1766_3390238060" text:style-name="Index_20_Link" text:visited-style-name="Index_20_Link">Public message </text:a><text:a xlink:type="simple" xlink:href="#__RefHeading___Toc1766_3390238060" text:style-name="Index_20_Link" text:visited-style-name="Index_20_Link">to all users</text:a><text:a xlink:type="simple" xlink:href="#__RefHeading___Toc1766_3390238060" text:style-name="Index_20_Link" text:visited-style-name="Index_20_Link"><text:tab/>3</text:a></text:p>
          <text:p text:style-name="P118"><text:a xlink:type="simple" xlink:href="#__RefHeading___Toc1768_3390238060" text:style-name="Index_20_Link" text:visited-style-name="Index_20_Link">2.</text:a><text:a xlink:type="simple" xlink:href="#__RefHeading___Toc1768_3390238060" text:style-name="Index_20_Link" text:visited-style-name="Index_20_Link">3</text:a><text:a xlink:type="simple" xlink:href="#__RefHeading___Toc1768_3390238060" text:style-name="Index_20_Link" text:visited-style-name="Index_20_Link">. </text:a><text:a xlink:type="simple" xlink:href="#__RefHeading___Toc1768_3390238060" text:style-name="Index_20_Link" text:visited-style-name="Index_20_Link">M</text:a><text:a xlink:type="simple" xlink:href="#__RefHeading___Toc1768_3390238060" text:style-name="Index_20_Link" text:visited-style-name="Index_20_Link">essage </text:a><text:a xlink:type="simple" xlink:href="#__RefHeading___Toc1768_3390238060" text:style-name="Index_20_Link" text:visited-style-name="Index_20_Link">to a </text:a><text:a xlink:type="simple" xlink:href="#__RefHeading___Toc1768_3390238060" text:style-name="Index_20_Link" text:visited-style-name="Index_20_Link">specific</text:a><text:a xlink:type="simple" xlink:href="#__RefHeading___Toc1768_3390238060" text:style-name="Index_20_Link" text:visited-style-name="Index_20_Link"> user</text:a><text:a xlink:type="simple" xlink:href="#__RefHeading___Toc1768_3390238060" text:style-name="Index_20_Link" text:visited-style-name="Index_20_Link"><text:tab/>4</text:a></text:p>
          <text:p text:style-name="P117"><text:a xlink:type="simple" xlink:href="#__RefHeading___Toc1771_3390238060" text:style-name="Index_20_Link" text:visited-style-name="Index_20_Link">3</text:a><text:a xlink:type="simple" xlink:href="#__RefHeading___Toc1771_3390238060" text:style-name="Index_20_Link" text:visited-style-name="Index_20_Link">. </text:a><text:a xlink:type="simple" xlink:href="#__RefHeading___Toc1771_3390238060" text:style-name="Index_20_Link" text:visited-style-name="Index_20_Link">The private </text:a><text:a xlink:type="simple" xlink:href="#__RefHeading___Toc1771_3390238060" text:style-name="Index_20_Link" text:visited-style-name="Index_20_Link">connection</text:a><text:a xlink:type="simple" xlink:href="#__RefHeading___Toc1771_3390238060" text:style-name="Index_20_Link" text:visited-style-name="Index_20_Link"><text:tab/>5</text:a></text:p>
          <text:p text:style-name="P118"><text:a xlink:type="simple" xlink:href="#__RefHeading___Toc866_3459904910" text:style-name="Index_20_Link" text:visited-style-name="Index_20_Link">3</text:a><text:a xlink:type="simple" xlink:href="#__RefHeading___Toc866_3459904910" text:style-name="Index_20_Link" text:visited-style-name="Index_20_Link">.1</text:a><text:a xlink:type="simple" xlink:href="#__RefHeading___Toc866_3459904910" text:style-name="Index_20_Link" text:visited-style-name="Index_20_Link">. </text:a><text:a xlink:type="simple" xlink:href="#__RefHeading___Toc866_3459904910" text:style-name="Index_20_Link" text:visited-style-name="Index_20_Link">Description</text:a><text:a xlink:type="simple" xlink:href="#__RefHeading___Toc866_3459904910" text:style-name="Index_20_Link" text:visited-style-name="Index_20_Link"><text:tab/>5</text:a></text:p>
          <text:p text:style-name="P117"><text:a xlink:type="simple" xlink:href="#__RefHeading___Toc868_3459904910" text:style-name="Index_20_Link" text:visited-style-name="Index_20_Link">Codes<text:tab/>7</text:a></text:p>
          <text:p text:style-name="P117"><text:a xlink:type="simple" xlink:href="#__RefHeading___Toc870_3459904910" text:style-name="Index_20_Link" text:visited-style-name="Index_20_Link">ACK Codes<text:tab/>7</text:a></text:p>
          <text:p text:style-name="P117"><text:a xlink:type="simple" xlink:href="#__RefHeading___Toc872_3459904910" text:style-name="Index_20_Link" text:visited-style-name="Index_20_Link">Error Codes<text:tab/>7</text:a></text:p>
          <text:p text:style-name="P117"><text:a xlink:type="simple" xlink:href="#__RefHeading___Toc874_3459904910" text:style-name="Index_20_Link" text:visited-style-name="Index_20_Link">Authors' Addresses<text:tab/>7</text:a></text:p>
        </text:index-body>
      </text:table-of-content>
      <text:p text:style-name="P16"/>
      <text:list xml:id="list101701083" text:style-name="L1">
        <text:list-header>
          <text:h text:style-name="P121" text:outline-level="1"/>
          <text:h text:style-name="P122" text:outline-level="1"><text:bookmark-start text:name="__RefHeading___Toc214_2205398687"/><text:span text:style-name="T115">1. </text:span><text:span text:style-name="T114">Introduction</text:span><text:bookmark-end text:name="__RefHeading___Toc214_2205398687"/></text:h>
        </text:list-header>
      </text:list>
      <text:p text:style-name="P27"><text:span text:style-name="T109">ChatOs protocol purpose is to allow </text:span><text:span text:style-name="T110">multiple and private </text:span><text:span text:style-name="T109">communication between users without the need to expose their IP address, the </text:span><text:span text:style-name="T83">protocol applied </text:span><text:span text:style-name="T84">and</text:span><text:span text:style-name="T83"> described below is a simplified version </text:span><text:span text:style-name="T86">of a chat server</text:span><text:span text:style-name="T84">.</text:span></text:p>
      <text:p text:style-name="P25"/>
      <text:p text:style-name="P28"><text:span text:style-name="T85">All the packets exchanged in this protocol </text:span><text:span text:style-name="T93">use</text:span><text:span text:style-name="T85"> the Transmission</text:span><text:span text:style-name="T1"> Control Protocol, </text:span><text:span text:style-name="T2">thus packets availability are handled </text:span><text:span text:style-name="T12">by the operating system</text:span><text:span text:style-name="T2">.</text:span></text:p>
      <text:p text:style-name="P5"/>
      <text:p text:style-name="P28"><text:span text:style-name="T2">ChatOs </text:span><text:span text:style-name="T3">allow three main operations : </text:span></text:p>
      <text:p text:style-name="P28"><text:span text:style-name="T3"><text:tab/>- send a message </text:span><text:span text:style-name="T4">to all the users</text:span></text:p>
      <text:p text:style-name="P10"><text:tab/>- send a message to a specific user</text:p>
      <text:p text:style-name="P10"><text:tab/>- start private connection with another user</text:p>
      <text:p text:style-name="P5"/>
      <text:p text:style-name="P5">To be able to use any operation, a connection with a server that uses the same protocol MUST be established beforehand.</text:p>
      <text:p text:style-name="P15"/>
      <text:h text:style-name="P124" text:outline-level="2" text:is-list-header="true"><text:bookmark-start text:name="__RefHeading___Toc221_2205398687"/><text:span text:style-name="T112">1.1. </text:span><text:span text:style-name="T111">Requirements notation</text:span><text:bookmark-end text:name="__RefHeading___Toc221_2205398687"/></text:h>
      <text:p text:style-name="P4">This document occasionally uses terms that appear in capital letters.</text:p>
      <text:p text:style-name="P4"/>
      <text:p text:style-name="P4">When the terms "MUST", "SHOULD", "RECOMMENDED", "MUST NOT", "SHOULD NOT", and "MAY" appear capitalized, they are being used to indicate particular requirements of this specification.</text:p>
      <text:p text:style-name="P4"/>
      <text:p text:style-name="Preformatted_20_Text"><text:span text:style-name="T3">A discussion of the meanings of these terms appears in [</text:span><text:a xlink:type="simple" xlink:href="https://tools.ietf.org/html/rfc2119" text:style-name="Internet_20_link" text:visited-style-name="Visited_20_Internet_20_Link">RFC2119</text:a><text:span text:style-name="T3">].</text:span></text:p>
      <text:p text:style-name="P4"/>
      <text:h text:style-name="Heading_20_2" text:outline-level="2" text:is-list-header="true"><text:bookmark-start text:name="__RefHeading___Toc223_2205398687"/><text:span text:style-name="T120">1.2. </text:span><text:span text:style-name="T119">T</text:span><text:span text:style-name="T120">erminology</text:span><text:bookmark-end text:name="__RefHeading___Toc223_2205398687"/></text:h>
      <text:p text:style-name="P6">We describe in this section the <text:span text:style-name="T124">terminology used in the protocol.</text:span></text:p>
      <text:p text:style-name="P6"/>
      <text:p text:style-name="P7"><text:tab/>UTF8</text:p>
      <text:p text:style-name="P24"><text:span text:style-name="T5"><text:tab/><text:tab/></text:span><text:span text:style-name="T7">T</text:span><text:span text:style-name="T5">he UTF8 </text:span><text:span text:style-name="T6">is set as the default charset </text:span><text:span text:style-name="T7">used in</text:span><text:span text:style-name="T6"> ChatOS.</text:span></text:p>
      <text:p text:style-name="P3"><text:span text:style-name="T7"><text:tab/><text:tab/>All r</text:span><text:span text:style-name="T6">equests and </text:span><text:span text:style-name="T7">packets MUST use this charset unless <text:tab/>mentioned <text:tab/><text:tab/>otherwise in the RFC.</text:span><text:span text:style-name="T6"><text:tab/><text:tab/></text:span></text:p>
      <text:p text:style-name="P13"><text:tab/><text:tab/></text:p>
      <text:p text:style-name="P11"><text:tab/>Request</text:p>
      <text:p text:style-name="P29"><text:span text:style-name="T6"><text:tab/><text:tab/></text:span><text:span text:style-name="T9">A</text:span><text:span text:style-name="T8"> packet containing data sent from the client to the server.</text:span></text:p>
      <text:p text:style-name="P29"><text:span text:style-name="T8"><text:tab/><text:tab/>Starts with req</text:span><text:span text:style-name="T9">uest code, size of the ClientId followed by the</text:span></text:p>
      <text:p text:style-name="P12"><text:tab/><text:tab/>client ID, then the size of data zone followed by the data zone.</text:p>
      <text:p text:style-name="P30"><text:span text:style-name="T5"><text:tab/></text:span><text:span text:style-name="T6">Ack</text:span></text:p>
      <text:p text:style-name="P29"><text:span text:style-name="T6"><text:tab/><text:tab/></text:span><text:span text:style-name="T9">A response from the server to the client after receiving a <text:tab/><text:tab/><text:tab/>request.</text:span></text:p>
      <text:p text:style-name="P30"><text:span text:style-name="T9"><text:tab/><text:tab/>Composed of a packet code </text:span><text:span text:style-name="T10">of </text:span><text:span text:style-name="T13">1</text:span><text:span text:style-name="T10"> byte</text:span><text:span text:style-name="T9">, and a message zone of </text:span><text:span text:style-name="T11">126</text:span></text:p>
      <text:p text:style-name="P30"><text:span text:style-name="T11"><text:tab/><text:tab/></text:span><text:span text:style-name="T9">bytes.</text:span></text:p>
      <text:p text:style-name="P9"/>
      <text:p text:style-name="P8"><text:tab/><text:span text:style-name="T125">Packet Code</text:span></text:p>
      <text:p text:style-name="P29"><text:span text:style-name="T5"><text:tab/><text:tab/></text:span><text:span text:style-name="T11">A code in the start of the packet, coded on </text:span><text:span text:style-name="T13">1 byte</text:span><text:span text:style-name="T11">, indicates <text:tab/><text:tab/>the purpose or the state of the packet.</text:span></text:p>
      <text:p text:style-name="P8"/>
      <text:p text:style-name="P120"/>
      <text:h text:style-name="Heading_20_1" text:outline-level="1"><text:bookmark-start text:name="__RefHeading___Toc239_2205398687"/><text:span text:style-name="T114">2. </text:span><text:span text:style-name="T116">Connecting to the server and first requests</text:span><text:bookmark-end text:name="__RefHeading___Toc239_2205398687"/></text:h>
      <text:h text:style-name="P125" text:outline-level="2" text:is-list-header="true"><text:bookmark-start text:name="__RefHeading___Toc1184_2205398687"/><text:span text:style-name="T121">2.1</text:span><text:span text:style-name="T120">. </text:span><text:span text:style-name="T121">Connection to the server</text:span><text:bookmark-end text:name="__RefHeading___Toc1184_2205398687"/></text:h>
      <text:p text:style-name="P31"><text:span text:style-name="T14">The first step </text:span><text:span text:style-name="T15">consist</text:span><text:span text:style-name="T16">s</text:span><text:span text:style-name="T15"> </text:span><text:span text:style-name="T16">of a client connecting to the server.</text:span></text:p>
      <text:p text:style-name="P14">For this, a client sends a connecting packet that follows this format : </text:p>
      <text:p text:style-name="P14"/>
      <text:p text:style-name="P59"><text:bookmark text:name="docs-internal-guid-dec40a1c-7fff-7fa0-f153-78be1d3da7d1"/><text:span text:style-name="T105"><text:tab/><text:tab/><text:tab/></text:span><text:span text:style-name="T106">1</text:span><text:span text:style-name="T126"> byte <text:s text:c="2"/>2 bytes<text:tab/>string</text:span></text:p>
      <text:p text:style-name="P69"><text:tab/><text:tab/><text:tab/> -----------------------------------------</text:p>
      <text:p text:style-name="P67"><text:span text:style-name="T60"><text:tab/><text:tab/><text:tab/> </text:span><text:span text:style-name="T62">| </text:span><text:span text:style-name="T64">Code</text:span><text:span text:style-name="T61"> </text:span><text:span text:style-name="T62">| <text:s/></text:span><text:span text:style-name="T64">NB <text:s text:c="2"/></text:span><text:span text:style-name="T62">| <text:s text:c="2"/></text:span><text:span text:style-name="T64">Pseudonym </text:span><text:span text:style-name="T62">|</text:span></text:p>
      <text:p text:style-name="Text_20_body"><text:span text:style-name="T60"><text:tab/><text:tab/><text:tab/> </text:span><text:span text:style-name="T62">-----------------------------------------</text:span></text:p>
      <text:p text:style-name="P41"><text:span text:style-name="T18">The code represents the type of the packet that the server receive, </text:span><text:span text:style-name="T19">in this case the code is “</text:span><text:span text:style-name="T30">0</text:span><text:span text:style-name="T19">” .</text:span></text:p>
      <text:p text:style-name="P46">The nb field is an integer on 2 bytes which represents the size of the next field : the clientID , a string which is the pseudonym of the client.</text:p>
      <text:p text:style-name="P46"/>
      <text:p text:style-name="P47">To this request, the server returns an ACK packet to let the client know if connection was established successfully or not. </text:p>
      <text:p text:style-name="P47"/>
      <text:p text:style-name="P42"><text:span text:style-name="T20"><text:tab/><text:tab/><text:tab/><text:tab/></text:span><text:span text:style-name="T23">1</text:span><text:span text:style-name="T62"> byte <text:s text:c="3"/></text:span><text:span text:style-name="T63">126 bytes</text:span></text:p>
      <text:p text:style-name="P69"><text:tab/><text:tab/><text:tab/><text:tab/>---------------------------</text:p>
      <text:p text:style-name="P67"><text:span text:style-name="T62"><text:tab/><text:tab/><text:tab/><text:tab/>| </text:span><text:span text:style-name="T64">Code</text:span><text:span text:style-name="T61"> </text:span><text:span text:style-name="T62">| <text:s/></text:span><text:span text:style-name="T64">MsgRetour</text:span><text:span text:style-name="T62">|</text:span></text:p>
      <text:p text:style-name="P60"><text:tab/><text:tab/><text:tab/><text:tab/>---------------------------</text:p>
      <text:p text:style-name="P45"><text:span text:style-name="T19">The code field is an integer </text:span><text:span text:style-name="T22">coded on 2 bytes</text:span><text:span text:style-name="T19"> which </text:span><text:span text:style-name="T22">check if</text:span><text:span text:style-name="T19"> the received packet from the client is valid or not.</text:span></text:p>
      <text:p text:style-name="P45"><text:span text:style-name="T19">This field is followed by the </text:span><text:span text:style-name="T22">message </text:span><text:span text:style-name="T19">field which </text:span><text:span text:style-name="T22">represents the reply of the server, we allow a fixed value of 126 bytes, to describe a short error/success message</text:span><text:span text:style-name="T19">.</text:span></text:p>
      <text:p text:style-name="P43"><text:span text:style-name="T19">I</text:span><text:span text:style-name="T17">f the connection was successfully established then the code is “</text:span><text:span text:style-name="T28">10”.</text:span></text:p>
      <text:p text:style-name="P44"><text:span text:style-name="T21">if the </text:span><text:span text:style-name="T65">ClientID already used by another client, then the connection fails with the code “</text:span><text:span text:style-name="T66">11”.</text:span></text:p>
      <text:p text:style-name="P45"><text:span text:style-name="T19">For any other error</text:span><text:span text:style-name="T23">s</text:span><text:span text:style-name="T19"> </text:span><text:span text:style-name="T21">that may occurs</text:span><text:span text:style-name="T19"> while </text:span><text:span text:style-name="T21">connecting, the code “</text:span><text:span text:style-name="T29">-</text:span><text:span text:style-name="T31">3</text:span><text:span text:style-name="T21">” is returned, with the return message specifying the cause .</text:span></text:p>
      <text:h text:style-name="P126" text:outline-level="2" text:is-list-header="true"><text:bookmark-start text:name="__RefHeading___Toc1766_3390238060"/><text:span text:style-name="T67">2.</text:span><text:span text:style-name="T69">2</text:span><text:span text:style-name="T68">. </text:span><text:span text:style-name="T69">Public message </text:span><text:span text:style-name="T70">to all users </text:span><text:bookmark-end text:name="__RefHeading___Toc1766_3390238060"/></text:h>
      <text:p text:style-name="P62"/>
      <text:p text:style-name="P48">Once the client is connected to the server, it could<text:span text:style-name="T147"> </text:span><text:span text:style-name="T148">either</text:span> send <text:span text:style-name="T148">a</text:span> message to all users or specific <text:span text:style-name="T148">one.</text:span></text:p>
      <text:p text:style-name="P49">In this <text:span text:style-name="T148">part,</text:span> we <text:span text:style-name="T148">are</text:span> going to describe the <text:span text:style-name="T148">process of sending a</text:span> public message to all users.<text:line-break/><text:span text:style-name="T147">For a “Client A” to send a message to all </text:span><text:span text:style-name="T149">the </text:span><text:span text:style-name="T147">other clients,</text:span> <text:span text:style-name="T147">he has to </text:span>send a packet <text:span text:style-name="T149">to </text:span>the server <text:span text:style-name="T150">following</text:span> this format :</text:p>
      <text:p text:style-name="P63"/>
      <text:p text:style-name="P61"/>
      <text:p text:style-name="P61"/>
      <text:p text:style-name="P61"/>
      <text:p text:style-name="P50"><text:soft-page-break/></text:p>
      <text:p text:style-name="P50"><text:s text:c="2"/><text:tab/> <text:s text:c="13"/><text:span text:style-name="T141">1</text:span><text:span text:style-name="T127"> byte</text:span> <text:s text:c="3"/><text:span text:style-name="T128"><text:s text:c="6"/>2 bytes <text:s text:c="16"/></text:span><text:span text:style-name="T146">TailleRec bytes</text:span><text:span text:style-name="T128"> <text:s/></text:span><text:span text:style-name="T146">2 bytes</text:span><text:span text:style-name="T128"> <text:s text:c="3"/></text:span><text:span text:style-name="T139">TailleM</text:span><text:span text:style-name="T128"> bytes</text:span> <text:s text:c="9"/></text:p>
      <text:p text:style-name="P32"><text:s text:c="12"/>------------------------------------------------------</text:p>
      <text:p text:style-name="P32"><text:s text:c="12"/>| <text:span text:style-name="T87">Code</text:span> <text:s/>| <text:s text:c="2"/><text:span text:style-name="T146">TAILLEREC</text:span> <text:s text:c="2"/><text:span text:style-name="T146">| <text:s text:c="3"/>REC <text:s text:c="3"/>| </text:span><text:span text:style-name="T128">TailleM | <text:s/>MSG </text:span><text:span text:style-name="T129">|</text:span></text:p>
      <text:p text:style-name="P72"><text:span text:style-name="T74"><text:s text:c="12"/><text:tab/> </text:span><text:span text:style-name="T50"><text:s text:c="6"/>-----------------------------------------------------</text:span></text:p>
      <text:p text:style-name="P89"/>
      <text:p text:style-name="P75"><text:span text:style-name="T23">The code field is an integer coded on 1 byte </text:span><text:span text:style-name="T24">that tell the server </text:span><text:span text:style-name="T23">“client A” </text:span><text:span text:style-name="T24">is sending a message.</text:span><text:span text:style-name="T23"> The next field is <text:s/></text:span><text:span text:style-name="T25">the size of the receiver’s clientID</text:span></text:p>
      <text:p text:style-name="P76"><text:span text:style-name="T25">the REC MUST be the same size as TailleRec, </text:span><text:span text:style-name="T26">the next 2 bytes tell the size tailleM of the message MSG to send.</text:span></text:p>
      <text:p text:style-name="P96">To be able to reuse the same packet structure, we disguise a message packet for a specific user as a message to all the users, by sending a key word in REC to indicate that the packet SHOULD be distrubted to all the connected users in the server.</text:p>
      <text:p text:style-name="P77"><text:span text:style-name="T23">Once the packet is checked by the server, the server sends the message to the all users in a new packet </text:span><text:span text:style-name="T26">with</text:span><text:span text:style-name="T23"> the same </text:span><text:span text:style-name="T26">structure as </text:span><text:span text:style-name="T23">the packet </text:span><text:span text:style-name="T26">recieved</text:span><text:span text:style-name="T23"> from the client A to :<text:line-break/></text:span></text:p>
      <text:p text:style-name="P53"><text:s text:c="2"/><text:tab/><text:tab/><text:tab/> <text:s text:c="6"/><text:span text:style-name="T141">1</text:span><text:span text:style-name="T127"> byte</text:span> <text:s text:c="3"/><text:span text:style-name="T139">2 bytes</text:span> <text:s text:c="9"/><text:span text:style-name="T134">string</text:span> <text:span text:style-name="T128"><text:s text:c="8"/>2 bytes <text:s text:c="5"/></text:span><text:span text:style-name="T139">TailleM</text:span><text:span text:style-name="T128"> bytes</text:span> <text:s text:c="9"/></text:p>
      <text:p text:style-name="P35"><text:s text:c="13"/><text:tab/> <text:s/>---------------------------------------------</text:p>
      <text:p text:style-name="P35"><text:s text:c="12"/><text:tab/> <text:s/>| <text:span text:style-name="T87">Code</text:span> <text:s/>|<text:span text:style-name="T139">TailleCA|</text:span> <text:span text:style-name="T88">ClientA</text:span> | <text:span text:style-name="T128">TailleM | <text:s/>MSG </text:span><text:span text:style-name="T129">|</text:span></text:p>
      <text:p text:style-name="P84"><text:span text:style-name="T122"><text:s text:c="12"/><text:tab/> </text:span><text:span text:style-name="T130"><text:s text:c="2"/><text:tab/><text:tab/> <text:s/>---------------------------------------------</text:span></text:p>
      <text:h text:style-name="P127" text:outline-level="2" text:is-list-header="true"><text:bookmark-start text:name="__RefHeading___Toc1768_3390238060"/><text:span text:style-name="T67">2.</text:span><text:span text:style-name="T71">3</text:span><text:span text:style-name="T68">. </text:span><text:span text:style-name="T72">M</text:span><text:span text:style-name="T69">essage </text:span><text:span text:style-name="T70">to a </text:span><text:span text:style-name="T71">specific</text:span><text:span text:style-name="T70"> user</text:span><text:bookmark-end text:name="__RefHeading___Toc1768_3390238060"/></text:h>
      <text:p text:style-name="P105">The process is the same as sending a message to the all users. The only difference is specifying the exact user to send to instead of all the users, for exemple if we were to send a message to a client B, we will have the following format:</text:p>
      <text:p text:style-name="P51"><text:s text:c="2"/><text:tab/><text:tab/><text:tab/> <text:s text:c="6"/><text:span text:style-name="T141">1</text:span><text:span text:style-name="T127"> byte</text:span> <text:s text:c="3"/><text:span text:style-name="T139">2 bytes</text:span> <text:s text:c="9"/><text:span text:style-name="T134">string</text:span> <text:span text:style-name="T128"><text:s text:c="8"/>2 bytes <text:s text:c="5"/></text:span><text:span text:style-name="T139">TailleM</text:span><text:span text:style-name="T128"> bytes</text:span> <text:s text:c="9"/></text:p>
      <text:p text:style-name="P33"><text:s text:c="13"/><text:tab/> <text:s/>---------------------------------------------</text:p>
      <text:p text:style-name="P33"><text:s text:c="12"/><text:tab/> <text:s/>| <text:span text:style-name="T87">Code</text:span> <text:s/>|<text:span text:style-name="T139">TailleC</text:span><text:span text:style-name="T140">B</text:span><text:span text:style-name="T139">|</text:span> <text:span text:style-name="T88">Client</text:span><text:span text:style-name="T89">B</text:span> | <text:span text:style-name="T128">TailleM | <text:s/>MSG </text:span><text:span text:style-name="T129">|</text:span></text:p>
      <text:p text:style-name="P82"><text:span text:style-name="T123"><text:s text:c="12"/><text:tab/> </text:span><text:span text:style-name="T131"><text:s text:c="2"/><text:tab/><text:tab/> <text:s/>---------------------------------------------</text:span></text:p>
      <text:p text:style-name="P74"><text:span text:style-name="T48">In case the client B doesn’t exist; an error is </text:span><text:span text:style-name="T49">sent back</text:span><text:span text:style-name="T48"> from the server to the client A (the code will be -1).</text:span></text:p>
      <text:p text:style-name="P57"><text:span text:style-name="T20"><text:tab/><text:tab/><text:tab/><text:tab/></text:span><text:span text:style-name="T27">1</text:span><text:span text:style-name="T62"> bytes <text:s text:c="3"/></text:span><text:span text:style-name="T63">126 bytes</text:span></text:p>
      <text:p text:style-name="P70"><text:tab/><text:tab/><text:tab/><text:tab/>---------------------------</text:p>
      <text:p text:style-name="P68"><text:span text:style-name="T62"><text:tab/><text:tab/><text:tab/><text:tab/>| </text:span><text:span text:style-name="T64">Code</text:span><text:span text:style-name="T61"> </text:span><text:span text:style-name="T62">| <text:s/></text:span><text:span text:style-name="T64">MsgRetour</text:span><text:span text:style-name="T62">|</text:span></text:p>
      <text:p text:style-name="P106"><text:span text:style-name="T107"><text:tab/><text:tab/><text:tab/><text:tab/></text:span><text:span text:style-name="T138">---------------------------</text:span></text:p>
      <text:p text:style-name="P90">In the case where the client B exist, a packet from the server to the client B is sen<text:span text:style-name="T151">t</text:span>. The format is same as the pack<text:span text:style-name="T151">et</text:span> from the client A to the server:</text:p>
      <text:p text:style-name="P90"/>
      <text:p text:style-name="P52"><text:soft-page-break/><text:s text:c="2"/><text:tab/><text:tab/> <text:s text:c="2"/><text:span text:style-name="T142">1</text:span><text:span text:style-name="T127"> byte</text:span> <text:s text:c="3"/><text:span text:style-name="T139">2 bytes</text:span> <text:s text:c="9"/><text:span text:style-name="T134">string</text:span> <text:span text:style-name="T128"><text:s text:c="8"/>2 bytes <text:s text:c="5"/></text:span><text:span text:style-name="T139">TailleM</text:span><text:span text:style-name="T128"> bytes</text:span> <text:s text:c="9"/></text:p>
      <text:p text:style-name="P34"><text:s text:c="13"/>---------------------------------------------</text:p>
      <text:p text:style-name="P34"><text:s text:c="13"/>| <text:span text:style-name="T87">Code</text:span> <text:s/>|<text:span text:style-name="T139">TailleCA|</text:span> <text:span text:style-name="T88">ClientA</text:span> | <text:span text:style-name="T128">TailleM | <text:s/>MSG </text:span><text:span text:style-name="T129">|</text:span></text:p>
      <text:p text:style-name="P83"><text:span text:style-name="T123"><text:s text:c="12"/><text:tab/> </text:span><text:span text:style-name="T131"><text:s text:c="2"/><text:tab/> ---------------------------------------------</text:span></text:p>
      <text:p text:style-name="P91"/>
      <text:h text:style-name="P112" text:outline-level="1"><text:bookmark-start text:name="__RefHeading___Toc1771_3390238060"/><text:span text:style-name="T75">3</text:span><text:span text:style-name="T76">. </text:span><text:span text:style-name="T75">The private </text:span><text:span text:style-name="T77">connection</text:span><text:bookmark-end text:name="__RefHeading___Toc1771_3390238060"/></text:h>
      <text:h text:style-name="P128" text:outline-level="2" text:is-list-header="true"><text:bookmark-start text:name="__RefHeading___Toc866_3459904910"/><text:span text:style-name="T73">3</text:span><text:span text:style-name="T67">.1</text:span><text:span text:style-name="T68">. </text:span><text:span text:style-name="T73">Description</text:span><text:bookmark-end text:name="__RefHeading___Toc866_3459904910"/></text:h>
      <text:p text:style-name="P107"><text:span text:style-name="T34">T</text:span><text:span text:style-name="T35">he private </text:span><text:span text:style-name="T38">connection</text:span><text:span text:style-name="T35"> consists </text:span><text:span text:style-name="T38">of connecting</text:span><text:span text:style-name="T35"> two clients without</text:span><text:span text:style-name="T38"> them</text:span><text:span text:style-name="T35"> shar</text:span><text:span text:style-name="T38">ing</text:span><text:span text:style-name="T35"> their IP address. The two clients A and B connect each with a new socket to the server: the client A with a socket SA and the the client B with socket SB. After an authentification step, the server </text:span><text:span text:style-name="T38">transfer</text:span><text:span text:style-name="T35"> all the bytes </text:span><text:span text:style-name="T38">read from </text:span><text:span text:style-name="T35">SA to SB and </text:span><text:span text:style-name="T38">vice versa</text:span><text:span text:style-name="T35">. After this authentification step, the two clients use this </text:span><text:span text:style-name="T38">connection</text:span><text:span text:style-name="T35"> “</text:span><text:span text:style-name="T36">without control”. Everything have to pass like if it’s a normal TCP </text:span><text:span text:style-name="T39">connection</text:span><text:span text:style-name="T36"> between A and B.<text:line-break/>The protocol must allow the clients to </text:span><text:span text:style-name="T37">make private requests </text:span><text:span text:style-name="T38">connections</text:span><text:span text:style-name="T37"> and to accept or refuse </text:span><text:span text:style-name="T38">incoming private requests</text:span><text:span text:style-name="T37">.<text:line-break/><text:line-break/></text:span><text:span text:style-name="T73">3</text:span><text:span text:style-name="T67">.</text:span><text:span text:style-name="T73">2</text:span><text:span text:style-name="T68">. </text:span><text:span text:style-name="T73">Process with packets</text:span></text:p>
      <text:p text:style-name="P108"><text:span text:style-name="T40">W</text:span><text:span text:style-name="T41">e have two clients : the client A and the client B. They are already connected to the server and A wants </text:span><text:span text:style-name="T39">to</text:span><text:span text:style-name="T41"> establish a private </text:span><text:span text:style-name="T39">connection</text:span><text:span text:style-name="T41"> with the client B.<text:line-break/>The client A starts </text:span><text:span text:style-name="T39">by connecting </text:span><text:span text:style-name="T41">to the server with </text:span><text:span text:style-name="T42">this packet : </text:span></text:p>
      <text:p text:style-name="P54"><text:s text:c="22"/><text:span text:style-name="T141">1</text:span><text:span text:style-name="T127"> byte</text:span> <text:s text:c="3"/><text:span text:style-name="T139">2 bytes</text:span> <text:s text:c="5"/><text:span text:style-name="T152">n</text:span><text:span text:style-name="T143"> bytes</text:span><text:span text:style-name="T128"> <text:s text:c="4"/>2 bytes <text:s text:c="3"/></text:span><text:span text:style-name="T143">m bytes</text:span> <text:s text:c="8"/></text:p>
      <text:p text:style-name="P36"><text:s text:c="10"/>------------------------------------------</text:p>
      <text:p text:style-name="P36"><text:s text:c="10"/>| <text:span text:style-name="T87">Code</text:span> <text:s/>| <text:s/><text:span text:style-name="T152">n</text:span><text:span text:style-name="T143"> <text:s/></text:span><text:span text:style-name="T139">|</text:span> <text:span text:style-name="T88">Client</text:span><text:span text:style-name="T90">A</text:span> | <text:s/><text:span text:style-name="T90">m </text:span><text:span text:style-name="T128"><text:s/>| <text:s/></text:span><text:span text:style-name="T143">ClientB</text:span><text:span text:style-name="T128"> </text:span><text:span text:style-name="T129">|</text:span></text:p>
      <text:p text:style-name="P85"><text:span text:style-name="T123"><text:s text:c="12"/><text:tab/> <text:s text:c="3"/></text:span><text:span text:style-name="T131"><text:s text:c="2"/>------------------------------------------</text:span></text:p>
      <text:p text:style-name="P92"/>
      <text:p text:style-name="P73"><text:span text:style-name="T51">N</text:span><text:span text:style-name="T52">ormally, a new </text:span><text:span text:style-name="T54">connection</text:span><text:span text:style-name="T52"> is establish by the packet </text:span><text:span text:style-name="T54">described</text:span><text:span text:style-name="T52"> in </text:span><text:span text:style-name="T53">the part 2.1. but as the client A </text:span><text:span text:style-name="T54">informations</text:span><text:span text:style-name="T53"> are already in the server, we can use this packet to establish the </text:span><text:span text:style-name="T54">connection </text:span><text:span text:style-name="T53">with a new socket and inform the server of the private </text:span><text:span text:style-name="T54">request</text:span><text:span text:style-name="T53"> </text:span><text:span text:style-name="T54">to the </text:span><text:span text:style-name="T53">client B.<text:line-break/>Once the server receive this packet, </text:span><text:span text:style-name="T54">it MUST </text:span><text:span text:style-name="T53">save the new socket for the client A and send the request to the client B with the following format: </text:span></text:p>
      <text:p text:style-name="P55"><text:s text:c="22"/><text:span text:style-name="T141">1</text:span><text:span text:style-name="T127"> byte</text:span> <text:s text:c="3"/><text:span text:style-name="T139">2 bytes</text:span> <text:s text:c="5"/><text:span text:style-name="T143">m bytes</text:span><text:span text:style-name="T128"> <text:s text:c="6"/></text:span><text:s text:c="9"/></text:p>
      <text:p text:style-name="P37"><text:s text:c="10"/>-------------------------</text:p>
      <text:p text:style-name="P37"><text:s text:c="10"/>| <text:span text:style-name="T87">Code</text:span> <text:s/>| <text:s/><text:span text:style-name="T143">m <text:s/></text:span><text:span text:style-name="T139">|</text:span> <text:span text:style-name="T88">Client</text:span><text:span text:style-name="T90">A</text:span> |</text:p>
      <text:p text:style-name="P86"><text:span text:style-name="T123"><text:s text:c="12"/><text:tab/> <text:s text:c="3"/></text:span><text:span text:style-name="T131"><text:s text:c="2"/>-------------------------</text:span></text:p>
      <text:p text:style-name="P79"><text:span text:style-name="T131">I</text:span><text:span text:style-name="T130">f the client B doesn’t exist, an error from the server to the client A is return</text:span><text:span text:style-name="T132">ed</text:span><text:span text:style-name="T130"> with the code </text:span><text:span text:style-name="T133">‘-1’</text:span><text:span text:style-name="T130">, </text:span><text:span text:style-name="T132">the same</text:span><text:span text:style-name="T130"> </text:span><text:span text:style-name="T132">case as </text:span><text:span text:style-name="T130">the </text:span><text:span text:style-name="T104">chapter</text:span><text:span text:style-name="T130"> 2.3</text:span></text:p>
      <text:p text:style-name="P93"/>
      <text:p text:style-name="P116"><text:span text:style-name="T131">T</text:span><text:span text:style-name="T130">he client B have two possibilities:<text:line-break/></text:span></text:p>
      <text:p text:style-name="P94"><text:span text:style-name="T152">1-</text:span> Accept the request:</text:p>
      <text:p text:style-name="P78"><text:span text:style-name="T55"><text:tab/>The client B connect to the server and then establish a new </text:span><text:span text:style-name="T54">connection</text:span><text:span text:style-name="T55">. </text:span><text:span text:style-name="T56">To inform the server that he accept</text:span><text:span text:style-name="T54">ed</text:span><text:span text:style-name="T56"> the private </text:span><text:span text:style-name="T54">connection request</text:span><text:span text:style-name="T56">, the client B send the same packet </text:span><text:span text:style-name="T54">format that</text:span><text:span text:style-name="T56"> he received from the server, </text:span><text:span text:style-name="T54">but with the receiver and the sender reversed :</text:span></text:p>
      <text:p text:style-name="P56"><text:s text:c="22"/><text:span text:style-name="T141">1</text:span><text:span text:style-name="T127"> byte</text:span> <text:s text:c="3"/><text:span text:style-name="T139">2 bytes</text:span> <text:s text:c="5"/><text:span text:style-name="T143">m bytes</text:span><text:span text:style-name="T128"> <text:s text:c="4"/>2 bytes <text:s text:c="3"/></text:span><text:span text:style-name="T152">n</text:span><text:span text:style-name="T143"> bytes</text:span> <text:s text:c="8"/></text:p>
      <text:p text:style-name="P38"><text:s text:c="10"/>------------------------------------------</text:p>
      <text:p text:style-name="P38"><text:s text:c="10"/>| <text:span text:style-name="T87">Code</text:span> <text:s/>| <text:s/><text:span text:style-name="T143">m <text:s/></text:span><text:span text:style-name="T139">|</text:span> <text:span text:style-name="T88">Client</text:span><text:span text:style-name="T91">B</text:span> | <text:s/><text:span text:style-name="T152">n</text:span><text:span text:style-name="T90"> </text:span><text:span text:style-name="T128"><text:s/>| <text:s/></text:span><text:span text:style-name="T143">Client</text:span><text:span text:style-name="T144">A</text:span><text:span text:style-name="T128"> </text:span><text:span text:style-name="T129">|</text:span></text:p>
      <text:p text:style-name="P87"><text:span text:style-name="T123"><text:s text:c="12"/><text:tab/> <text:s text:c="3"/></text:span><text:span text:style-name="T131"><text:s text:c="2"/>------------------------------------------</text:span></text:p>
      <text:p text:style-name="P80"><text:span text:style-name="T54">The server informs the Client A that a connection with client B was successfully established, therefore Client A can send data </text:span><text:span text:style-name="T57">on this connection without following a specific protocol,</text:span></text:p>
      <text:p text:style-name="P95"><text:span text:style-name="T152">2-</text:span> Refuse the request :</text:p>
      <text:p text:style-name="P78"><text:span text:style-name="T55"><text:tab/></text:span><text:span text:style-name="T56">The client B declines the private </text:span><text:span text:style-name="T57">connection</text:span><text:span text:style-name="T56"> request by sending the following packet:</text:span></text:p>
      <text:p text:style-name="P56"><text:s text:c="23"/><text:span text:style-name="T141">1</text:span><text:span text:style-name="T127"> byte</text:span> <text:s text:c="3"/><text:span text:style-name="T139">2 bytes</text:span> <text:s text:c="5"/><text:span text:style-name="T143">m bytes</text:span><text:span text:style-name="T128"> <text:s text:c="6"/></text:span><text:s text:c="9"/></text:p>
      <text:p text:style-name="P38"><text:s text:c="10"/>-------------------------</text:p>
      <text:p text:style-name="P38"><text:s text:c="10"/>| <text:span text:style-name="T87">Code</text:span> <text:s/>| <text:s/><text:span text:style-name="T143">m <text:s/></text:span><text:span text:style-name="T139">|</text:span> <text:span text:style-name="T88">Client</text:span><text:span text:style-name="T90">A</text:span> |</text:p>
      <text:p text:style-name="P87"><text:span text:style-name="T123"><text:s text:c="12"/><text:tab/> <text:s text:c="3"/></text:span><text:span text:style-name="T131"><text:s text:c="2"/>-------------------------</text:span></text:p>
      <text:p text:style-name="P93"/>
      <text:p text:style-name="P81"><text:span text:style-name="T56">To avoid </text:span><text:span text:style-name="T57">any</text:span><text:span text:style-name="T56"> pending </text:span><text:span text:style-name="T57">connections</text:span><text:span text:style-name="T56">, the client B send</text:span><text:span text:style-name="T57">s</text:span><text:span text:style-name="T56"> the response to the server without launch</text:span><text:span text:style-name="T57">ing</text:span><text:span text:style-name="T56"> a new </text:span><text:span text:style-name="T57">connection</text:span><text:span text:style-name="T56">. When the server receive</text:span><text:span text:style-name="T58">s</text:span><text:span text:style-name="T56"> the response</text:span><text:span text:style-name="T58">,</text:span><text:span text:style-name="T56"> </text:span><text:span text:style-name="T58">it </text:span><text:span text:style-name="T56">redirect</text:span><text:span text:style-name="T58">s</text:span><text:span text:style-name="T56"> an ACK packet to the client A:</text:span></text:p>
      <text:p text:style-name="P58"><text:s text:c="2"/><text:tab/><text:tab/> <text:s/><text:span text:style-name="T141">1</text:span><text:span text:style-name="T127"> byte</text:span> <text:s text:c="3"/><text:span text:style-name="T128"><text:s text:c="2"/></text:span><text:span text:style-name="T145">126 bytes</text:span> <text:s text:c="9"/></text:p>
      <text:p text:style-name="P39"><text:s text:c="13"/>-----------------</text:p>
      <text:p text:style-name="P39"><text:s text:c="13"/>| <text:span text:style-name="T87">Code</text:span> <text:span text:style-name="T128"><text:s/>| <text:s/>MSG <text:s/></text:span><text:span text:style-name="T129">|</text:span></text:p>
      <text:p text:style-name="P88"><text:span text:style-name="T122"><text:s text:c="12"/><text:tab/> </text:span><text:span text:style-name="T130"><text:s text:c="2"/><text:tab/> -----------------</text:span></text:p>
      <text:p text:style-name="P130"><text:span text:style-name="T59">After that, the server close properly the two </text:span><text:span text:style-name="T58">connections</text:span><text:span text:style-name="T59">.</text:span></text:p>
      <text:p text:style-name="P130"><text:span text:style-name="T59"/></text:p>
      <text:h text:style-name="P123" text:outline-level="1"><text:span text:style-name="T75">P</text:span><text:span text:style-name="T78">ackets</text:span><text:span text:style-name="T79"> Formats</text:span></text:h>
      <text:p text:style-name="P132"><text:s text:c="6"/>Type <text:s text:c="2"/><text:tab/><text:tab/>Op # <text:s text:c="10"/><text:tab/>Format without header</text:p>
      <text:p text:style-name="P129"/>
      <text:p text:style-name="P129"><text:s text:c="17"/><text:span text:style-name="T94">1</text:span> byte <text:s text:c="6"/><text:span text:style-name="T94">2 bytes</text:span> <text:s text:c="3"/>string <text:s/></text:p>
      <text:p text:style-name="P129"><text:s text:c="10"/><text:tab/> <text:s text:c="3"/>-----------------------------------</text:p>
      <text:p text:style-name="P129"><text:s text:c="3"/><text:span text:style-name="T155">Connecting</text:span> <text:s/>| <text:span text:style-name="T94">0</text:span> <text:s text:c="9"/>| <text:s/><text:span text:style-name="T94">NB</text:span> <text:s/>| <text:s text:c="2"/><text:span text:style-name="T155">Pseudonyme</text:span> <text:s/>|</text:p>
      <text:p text:style-name="P129"><text:s text:c="3"/><text:tab/> <text:s text:c="9"/>-----------------------------------</text:p>
      <text:p text:style-name="P129"><text:tab/><text:tab/><text:tab/> <text:span text:style-name="T141">1</text:span><text:span text:style-name="T127"> byte</text:span> <text:s text:c="3"/><text:span text:style-name="T139">2 bytes</text:span> <text:s text:c="2"/><text:span text:style-name="T143">m bytes</text:span><text:span text:style-name="T128"> <text:s/>2 bytes <text:s text:c="3"/></text:span><text:span text:style-name="T143">m bytes</text:span></text:p>
      <text:p text:style-name="P129"><text:soft-page-break/><text:tab/><text:tab/> <text:s text:c="4"/>--------------------------------------------------</text:p>
      <text:p text:style-name="P129"><text:s text:c="3"/><text:span text:style-name="T156">Private<text:tab/> <text:s text:c="3"/>| </text:span><text:span text:style-name="T95">3</text:span><text:span text:style-name="T156"> <text:s text:c="8"/>| <text:s/></text:span><text:span text:style-name="T95">m</text:span><text:span text:style-name="T156"> <text:s text:c="2"/>| <text:s text:c="2"/></text:span><text:span text:style-name="T95">ASKER</text:span><text:span text:style-name="T156"> <text:s/>| <text:s text:c="2"/></text:span><text:span text:style-name="T157">m<text:tab/> <text:s text:c="2"/>| REC <text:s text:c="5"/>|</text:span></text:p>
      <text:p text:style-name="P129"><text:s text:c="2"/><text:span text:style-name="T156">Connecting <text:s text:c="4"/>--------------------------------------------------</text:span></text:p>
      <text:p text:style-name="P129"/>
      <text:p text:style-name="P129"/>
      <text:p text:style-name="P129"><text:s text:c="11"/><text:tab/><text:tab/>2 bytes <text:s text:c="5"/><text:span text:style-name="T96">2 bytes</text:span> <text:s/><text:span text:style-name="T96">string</text:span> <text:s text:c="2"/><text:span text:style-name="T96">2 bytes</text:span> <text:s text:c="2"/><text:span text:style-name="T96">string</text:span></text:p>
      <text:p text:style-name="P129"><text:s text:c="10"/><text:tab/> <text:s text:c="4"/>------------------------------------------------</text:p>
      <text:p text:style-name="P129"><text:s text:c="3"/><text:span text:style-name="T156">DATA T1</text:span> <text:s text:c="5"/>| 1 <text:s text:c="9"/>| <text:s/><text:span text:style-name="T96">NBREC</text:span> <text:s/>| <text:s/><text:span text:style-name="T96">REC</text:span> <text:s/>| <text:s text:c="2"/><text:span text:style-name="T158">NB</text:span> <text:s text:c="3"/>| <text:s/><text:span text:style-name="T96">MSG</text:span> <text:s/>|</text:p>
      <text:p text:style-name="P129"><text:s text:c="7"/><text:tab/> <text:s text:c="4"/>------------------------------------------------</text:p>
      <text:p text:style-name="P129"><text:s text:c="12"/><text:tab/>2 bytes <text:s text:c="5"/><text:span text:style-name="T96">2 bytes</text:span> <text:s/><text:span text:style-name="T96">string</text:span> <text:s text:c="2"/><text:span text:style-name="T96">2 bytes</text:span> <text:s text:c="2"/><text:span text:style-name="T96">string</text:span></text:p>
      <text:p text:style-name="P129"><text:s text:c="10"/><text:tab/> <text:s text:c="4"/>--------------------------------------------------</text:p>
      <text:p text:style-name="P129"><text:s text:c="3"/>DATA <text:span text:style-name="T156">T2</text:span> <text:s text:c="5"/>| <text:span text:style-name="T97">2</text:span> <text:s text:c="9"/>| <text:s/><text:span text:style-name="T96">NB</text:span><text:span text:style-name="T97">S</text:span> <text:s text:c="3"/>| <text:s/><text:span text:style-name="T97">SENDER</text:span> <text:s/>| <text:s text:c="2"/><text:span text:style-name="T158">NB</text:span> <text:s text:c="3"/>| <text:s/><text:span text:style-name="T96">MSG</text:span> |</text:p>
      <text:p text:style-name="P129"><text:s text:c="10"/><text:tab/> <text:s text:c="4"/>--------------------------------------------------</text:p>
      <text:p text:style-name="P129"/>
      <text:p text:style-name="P129"/>
      <text:p text:style-name="P129"><text:s text:c="17"/><text:span text:style-name="T94">1</text:span> byte <text:s text:c="5"/><text:span text:style-name="T94">2 bytes</text:span> <text:s text:c="3"/>string <text:s/></text:p>
      <text:p text:style-name="P129"><text:s text:c="10"/><text:tab/> <text:s text:c="4"/>----------------------------</text:p>
      <text:p text:style-name="P129"><text:s text:c="3"/><text:span text:style-name="T95">DATA T3</text:span> <text:s text:c="5"/>| <text:span text:style-name="T159">3</text:span> <text:s text:c="7"/>| <text:s/><text:span text:style-name="T98">m</text:span> <text:s/>| <text:s text:c="2"/><text:span text:style-name="T95">Client</text:span> <text:s/>|</text:p>
      <text:p text:style-name="P129"><text:s text:c="3"/><text:tab/> <text:s text:c="10"/>----------------------------</text:p>
      <text:p text:style-name="P129"/>
      <text:p text:style-name="P129"><text:s text:c="14"/><text:tab/><text:span text:style-name="T94">1</text:span> byte <text:s text:c="6"/><text:span text:style-name="T99">string</text:span></text:p>
      <text:p text:style-name="P129"><text:s text:c="10"/><text:tab/> <text:s text:c="4"/>---------------------</text:p>
      <text:p text:style-name="P129"><text:s text:c="3"/>ACK <text:span text:style-name="T160">T1</text:span><text:tab/> <text:s text:c="3"/>| <text:span text:style-name="T99">10/11/</text:span><text:span text:style-name="T100">13</text:span><text:span text:style-name="T99"> <text:s/></text:span>| <text:s text:c="2"/><text:span text:style-name="T99">Msg</text:span> <text:s/>|</text:p>
      <text:p text:style-name="P129"><text:s text:c="10"/><text:tab/> <text:s text:c="4"/>---------------------</text:p>
      <text:p text:style-name="P129"/>
      <text:p text:style-name="P129"/>
      <text:p text:style-name="P129"><text:s text:c="17"/><text:span text:style-name="T94">1</text:span> byte <text:s text:c="7"/><text:span text:style-name="T94">2 bytes</text:span> <text:s text:c="2"/>string <text:s/><text:span text:style-name="T94">2 bytes</text:span> <text:s text:c="3"/>string </text:p>
      <text:p text:style-name="P129"><text:s text:c="10"/><text:tab/> <text:s text:c="4"/>---------------------------------------------------</text:p>
      <text:p text:style-name="P129"><text:s text:c="3"/><text:span text:style-name="T101">ACK T</text:span><text:span text:style-name="T102">2</text:span> <text:s text:c="7"/>| <text:span text:style-name="T95">1</text:span><text:span text:style-name="T102">2</text:span> <text:s text:c="8"/>| <text:s/><text:span text:style-name="T98">m</text:span> <text:s/>| <text:s text:c="2"/><text:span text:style-name="T95">Client</text:span><text:span text:style-name="T101">A</text:span> <text:s/>| <text:s/><text:span text:style-name="T98">m</text:span> <text:s/>| <text:s text:c="2"/><text:span text:style-name="T95">Client</text:span><text:span text:style-name="T103">B</text:span> <text:s/>|</text:p>
      <text:p text:style-name="P129"><text:s text:c="3"/><text:tab/> <text:s text:c="10"/>---------------------------------------------------</text:p>
      <text:p text:style-name="P129"/>
      <text:p text:style-name="P129"/>
      <text:p text:style-name="P129"/>
      <text:p text:style-name="P129"/>
      <text:p text:style-name="P129"><text:s text:c="17"/><text:span text:style-name="T94">1</text:span> byte <text:s text:c="5"/><text:span text:style-name="T94">2 bytes</text:span> <text:s text:c="3"/>string <text:s/></text:p>
      <text:p text:style-name="P129"><text:s text:c="10"/><text:tab/> <text:s text:c="4"/>-------------------------------</text:p>
      <text:p text:style-name="P129"><text:s text:c="3"/><text:span text:style-name="T101">ACK T</text:span><text:span text:style-name="T102">3</text:span> <text:s text:c="7"/>| <text:span text:style-name="T95">13</text:span> <text:s text:c="8"/>| <text:s/><text:span text:style-name="T98">m</text:span> <text:s/>| <text:s text:c="2"/><text:span text:style-name="T95">Client</text:span> <text:s/>|</text:p>
      <text:p text:style-name="P129"><text:s text:c="3"/><text:tab/> <text:s text:c="10"/>-------------------------------</text:p>
      <text:p text:style-name="P129"/>
      <text:p text:style-name="P129"/>
      <text:p text:style-name="P129"/>
      <text:p text:style-name="P129"><text:s text:c="14"/><text:tab/><text:span text:style-name="T94">1</text:span> byte <text:s text:c="7"/>string</text:p>
      <text:p text:style-name="P129"><text:s text:c="10"/><text:tab/> <text:s text:c="4"/>-------------------------</text:p>
      <text:p text:style-name="P129"><text:s text:c="3"/>ERROR <text:s text:c="7"/>| -<text:span text:style-name="T161">1/-2/-3</text:span> <text:s text:c="2"/>| <text:s text:c="2"/>ErrMsg <text:s text:c="2"/>|</text:p>
      <text:p text:style-name="P131"><text:span text:style-name="T59"><text:s text:c="17"/>-------------------------</text:span></text:p>
      <text:p text:style-name="P115"/>
      <text:h text:style-name="P113" text:outline-level="1"><text:bookmark-start text:name="__RefHeading___Toc868_3459904910"/><text:span text:style-name="T117">C</text:span><text:span text:style-name="T113">odes</text:span><text:bookmark-end text:name="__RefHeading___Toc868_3459904910"/></text:h>
      <text:p text:style-name="P97">Value<text:tab/><text:tab/><text:tab/>Meaning</text:p>
      <text:p text:style-name="P109"><text:span text:style-name="T43">0<text:tab/><text:tab/><text:tab/></text:span><text:span text:style-name="T44">connection</text:span><text:span text:style-name="T43"> to the server (part 2.1)</text:span></text:p>
      <text:p text:style-name="P97">1<text:tab/><text:tab/><text:tab/>Send <text:span text:style-name="T153">a </text:span>message on <text:span text:style-name="T153">an established connection</text:span></text:p>
      <text:p text:style-name="P98">2<text:tab/><text:tab/><text:tab/>Receive <text:span text:style-name="T153">a</text:span> message from a client</text:p>
      <text:p text:style-name="P109"><text:span text:style-name="T45">3</text:span><text:span text:style-name="T43"><text:tab/><text:tab/><text:tab/>Request to establish a private </text:span><text:span text:style-name="T44">connection</text:span></text:p>
      <text:p text:style-name="P99"><text:tab/><text:tab/><text:tab/></text:p>
      <text:h text:style-name="P113" text:outline-level="1"><text:bookmark-start text:name="__RefHeading___Toc870_3459904910"/><text:span text:style-name="T117">A</text:span><text:span text:style-name="T113">CK Codes</text:span><text:bookmark-end text:name="__RefHeading___Toc870_3459904910"/></text:h>
      <text:p text:style-name="P101">Value<text:tab/><text:tab/><text:tab/>Meaning</text:p>
      <text:p text:style-name="P110"><text:span text:style-name="T32">10<text:tab/><text:tab/><text:tab/></text:span><text:span text:style-name="T33">connection</text:span><text:span text:style-name="T32"> </text:span><text:span text:style-name="T33">was </text:span><text:span text:style-name="T32">established to the server</text:span></text:p>
      <text:p text:style-name="P102">11<text:tab/><text:tab/><text:tab/><text:span text:style-name="T153">connection was </text:span>not established to the server</text:p>
      <text:p text:style-name="P104"><text:span text:style-name="T135">12<text:tab/><text:tab/><text:tab/></text:span><text:span text:style-name="T136">Private </text:span><text:span text:style-name="T137">connection was </text:span><text:span text:style-name="T136">established</text:span></text:p>
      <text:p text:style-name="P103">13<text:tab/><text:tab/><text:tab/>Private <text:span text:style-name="T153">connection</text:span> not established</text:p>
      <text:h text:style-name="P114" text:outline-level="1"><text:bookmark-start text:name="__RefHeading___Toc872_3459904910"/><text:span text:style-name="T118">Error </text:span><text:span text:style-name="T117">C</text:span><text:span text:style-name="T113">odes</text:span><text:bookmark-end text:name="__RefHeading___Toc872_3459904910"/></text:h>
      <text:p text:style-name="P100">Value<text:tab/><text:tab/><text:tab/>Meaning</text:p>
      <text:p text:style-name="P111"><text:span text:style-name="T46">-1<text:tab/><text:tab/><text:tab/>The client </text:span><text:span text:style-name="T47">doesn’t</text:span><text:span text:style-name="T46"> exist</text:span></text:p>
      <text:p text:style-name="P100">-2<text:tab/><text:tab/><text:tab/>Packet format <text:span text:style-name="T154">was </text:span>not respected</text:p>
      <text:p text:style-name="P100">-3<text:tab/><text:tab/><text:tab/>Unexpected error</text:p>
      <text:h text:style-name="P119" text:outline-level="1"><text:bookmark-start text:name="__RefHeading___Toc874_3459904910"/>Authors' Addresses<text:bookmark-end text:name="__RefHeading___Toc874_3459904910"/></text:h>
      <text:p text:style-name="P66"/>
      <text:p text:style-name="P65">Angelica Amine</text:p>
      <text:p text:style-name="P64"><text:span text:style-name="T135">email: </text:span><text:a xlink:type="simple" xlink:href="mailto:aamine@etud.u-pem.fr" text:style-name="Internet_20_link" text:visited-style-name="Visited_20_Internet_20_Link"><text:span text:style-name="T135">aamine@etud.u-pem.fr</text:span></text:a></text:p>
      <text:p text:style-name="P65"/>
      <text:p text:style-name="P65">Mohamed Yassine Yahyaoui</text:p>
      <text:p text:style-name="P64"><text:span text:style-name="T135">email: </text:span><text:a xlink:type="simple" xlink:href="mailto:myahyao01@etud.u-pem.fr" text:style-name="Internet_20_link" text:visited-style-name="Visited_20_Internet_20_Link"><text:span text:style-name="T135">myahyao01@etud.u-pem.fr</text:span></text:a></text:p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ans Serif" svg:font-family="'Liberation Sans Serif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86cm" style:type="center"/>
          <style:tab-stop style:position="15.72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bold" officeooo:rsid="00158d88" style:font-name-asian="Noto Sans CJK SC" style:font-family-asian="'Noto Sans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bebc6e" officeooo:paragraph-rsid="00bebc6e" style:font-size-asian="8.75pt" style:font-size-complex="10pt"/>
    </style:style>
    <style:style style:name="MP2" style:family="paragraph" style:parent-style-name="Footer">
      <style:text-properties fo:font-size="10pt" officeooo:rsid="00be33e9" officeooo:paragraph-rsid="00be33e9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3.2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FC<text:tab/>ChatOs<text:tab/>February 2021</text:p>
      </style:header>
      <style:footer>
        <text:p text:style-name="MP2">Amine &amp; Yahyaoui<text:tab/><text:tab/>Pag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6:38:08.126293941</meta:creation-date>
    <dc:date>2021-03-05T16:24:50.874357996</dc:date>
    <meta:editing-duration>PT12H25M28S</meta:editing-duration>
    <meta:editing-cycles>54</meta:editing-cycles>
    <meta:generator>LibreOffice/6.4.6.2$Linux_X86_64 LibreOffice_project/40$Build-2</meta:generator>
    <meta:document-statistic meta:table-count="0" meta:image-count="0" meta:object-count="0" meta:page-count="8" meta:paragraph-count="199" meta:word-count="1832" meta:character-count="12661" meta:non-whitespace-character-count="9349"/>
  </office:meta>
</office:document-meta>
</file>